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6319in"/>
    </style:style>
    <style:style style:name="co10" style:family="table-column">
      <style:table-column-properties fo:break-before="auto" style:column-width="0.6217in"/>
    </style:style>
    <style:style style:name="co11" style:family="table-column">
      <style:table-column-properties fo:break-before="auto" style:column-width="3.2701in"/>
    </style:style>
    <style:style style:name="co12" style:family="table-column">
      <style:table-column-properties fo:break-before="auto" style:column-width="1.311in"/>
    </style:style>
    <style:style style:name="co13" style:family="table-column">
      <style:table-column-properties fo:break-before="auto" style:column-width="0.9543in"/>
    </style:style>
    <style:style style:name="co14" style:family="table-column">
      <style:table-column-properties fo:break-before="auto" style:column-width="0.7283in"/>
    </style:style>
    <style:style style:name="co15" style:family="table-column">
      <style:table-column-properties fo:break-before="auto" style:column-width="1.361in"/>
    </style:style>
    <style:style style:name="co8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5256in"/>
    </style:style>
    <style:style style:name="co17" style:family="table-column">
      <style:table-column-properties fo:break-before="auto" style:column-width="1.5575in"/>
    </style:style>
    <style:style style:name="co18" style:family="table-column">
      <style:table-column-properties fo:break-before="auto" style:column-width="5.1602in"/>
    </style:style>
    <style:style style:name="co4" style:family="table-column">
      <style:table-column-properties fo:break-before="auto" style:column-width="1.622in"/>
    </style:style>
    <style:style style:name="co19" style:family="table-column">
      <style:table-column-properties fo:break-before="auto" style:column-width="1.6756in"/>
    </style:style>
    <style:style style:name="co20" style:family="table-column">
      <style:table-column-properties fo:break-before="auto" style:column-width="1.4398in"/>
    </style:style>
    <style:style style:name="co21" style:family="table-column">
      <style:table-column-properties fo:break-before="auto" style:column-width="7.9591in"/>
    </style:style>
    <style:style style:name="co23" style:family="table-column">
      <style:table-column-properties fo:break-before="auto" style:column-width="1.5362in"/>
    </style:style>
    <style:style style:name="co24" style:family="table-column">
      <style:table-column-properties fo:break-before="auto" style:column-width="1.611in"/>
    </style:style>
    <style:style style:name="co25" style:family="table-column">
      <style:table-column-properties fo:break-before="auto" style:column-width="5.6535in"/>
    </style:style>
    <style:style style:name="co26" style:family="table-column">
      <style:table-column-properties fo:break-before="auto" style:column-width="1.7075in"/>
    </style:style>
    <style:style style:name="co27" style:family="table-column">
      <style:table-column-properties fo:break-before="auto" style:column-width="1.472in"/>
    </style:style>
    <style:style style:name="co28" style:family="table-column">
      <style:table-column-properties fo:break-before="auto" style:column-width="8.730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fo:padding="0.0138in" fo:border-right="none" style:rotation-angle="0" style:rotation-align="none" fo:border-top="0.74pt solid #000000" style:vertical-align="automatic"/>
      <style:paragraph-properties fo:margin-left="0in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none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fo:padding="0.0138in" fo:border-right="none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fo:padding="0.0138in" fo:border-right="none" style:rotation-angle="0" style:rotation-align="none" fo:border-top="0.74pt solid #000000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3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dbb6"/>
    </style:style>
    <style:style style:name="ce32" style:family="table-cell" style:parent-style-name="Default">
      <style:table-cell-properties fo:background-color="transparent"/>
    </style:style>
    <style:style style:name="ce14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fo:padding="0.0138in" fo:border-right="none" style:rotation-angle="0" style:rotation-align="none" fo:border-top="0.74pt solid #000000" style:vertical-align="automatic"/>
      <style:paragraph-properties fo:margin-left="0in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none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fo:padding="0.0138in" fo:border-right="none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fo:padding="0.0138in" fo:border-right="none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fo:padding="0.0138in" fo:border-right="none" style:rotation-angle="0" style:rotation-align="none" fo:border-top="0.74pt solid #000000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dbb6"/>
    </style:style>
    <style:style style:name="ce38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rimeira Versão" table:style-name="ta1">
        <table:shapes>
          <draw:frame draw:z-index="0" draw:style-name="gr1" draw:text-style-name="P1" svg:width="6.2988in" svg:height="3.5429in" svg:x="2.0957in" svg:y="129.8453in">
            <draw:object draw:notify-on-update-of-ranges="'Primeira Versão'.D619:'Primeira Versão'.D623 'Primeira Versão'.E618:'Primeira Versão'.E618 'Primeira Versão'.E619:'Primeira Versão'.E6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02in" svg:height="3.5449in" svg:x="9.6075in" svg:y="130.3114in">
            <draw:object draw:notify-on-update-of-ranges="'Primeira Versão'.D609:'Primeira Versão'.D609 'Primeira Versão'.D610:'Primeira Versão'.D610 'Primeira Versão'.E609:'Primeira Versão'.E609 'Primeira Versão'.E610:'Primeira Versão'.E6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3" table:default-cell-style-name="ce27"/>
        <table:table-column table:style-name="co24" table:default-cell-style-name="ce27"/>
        <table:table-column table:style-name="co25" table:default-cell-style-name="Default"/>
        <table:table-column table:style-name="co4" table:default-cell-style-name="Default"/>
        <table:table-column table:style-name="co26" table:default-cell-style-name="Default"/>
        <table:table-column table:style-name="co27" table:default-cell-style-name="ce27"/>
        <table:table-column table:style-name="co28" table:default-cell-style-name="Default"/>
        <table:table-row table:style-name="ro1">
          <table:table-cell table:style-name="ce14" office:value-type="string" calcext:value-type="string">
            <text:p>Numeração Pesquisa</text:p>
          </table:table-cell>
          <table:table-cell table:style-name="ce14" office:value-type="string" calcext:value-type="string">
            <text:p>Numeração nos PDFs</text:p>
          </table:table-cell>
          <table:table-cell table:style-name="ce31" office:value-type="string" calcext:value-type="string">
            <text:p>Página</text:p>
          </table:table-cell>
          <table:table-cell table:style-name="ce31" office:value-type="string" calcext:value-type="string">
            <text:p>Tipo</text:p>
          </table:table-cell>
          <table:table-cell table:style-name="ce31" office:value-type="string" calcext:value-type="string">
            <text:p>Testado em Dispositivo</text:p>
          </table:table-cell>
          <table:table-cell table:style-name="ce14" office:value-type="string" calcext:value-type="string">
            <text:p>Número da Solução</text:p>
          </table:table-cell>
          <table:table-cell table:style-name="ce31" office:value-type="string" calcext:value-type="string">
            <text:p>Título</text:p>
          </table:table-cell>
        </table:table-row>
        <table:table-row table:style-name="ro1" table:visibility="filter">
          <table:table-cell table:style-name="ce15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Página inicial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ARIA input fields do not have accessible names</text:p>
          </table:table-cell>
        </table:table-row>
        <table:table-row table:style-name="ro1" table:visibility="filter">
          <table:table-cell table:style-name="ce15" office:value-type="float" office:value="2" calcext:value-type="float">
            <text:p>2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Página inicial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Página inicial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4" calcext:value-type="float">
            <text:p>4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Página inicial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5" calcext:value-type="float">
            <text:p>5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Página inicial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6" calcext:value-type="float">
            <text:p>6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Página inicial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7" calcext:value-type="float">
            <text:p>7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Login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ARIA input fields do not have accessible names</text:p>
          </table:table-cell>
        </table:table-row>
        <table:table-row table:style-name="ro1" table:visibility="filter">
          <table:table-cell table:style-name="ce15" office:value-type="float" office:value="8" calcext:value-type="float">
            <text:p>8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Login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9" calcext:value-type="float">
            <text:p>9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Login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10" calcext:value-type="float">
            <text:p>10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Login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11" calcext:value-type="float">
            <text:p>11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Login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12" calcext:value-type="float">
            <text:p>12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Login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13" calcext:value-type="float">
            <text:p>13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Meus curso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ARIA input fields do not have accessible names</text:p>
          </table:table-cell>
        </table:table-row>
        <table:table-row table:style-name="ro1" table:visibility="filter">
          <table:table-cell table:style-name="ce15" office:value-type="float" office:value="14" calcext:value-type="float">
            <text:p>14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Meus curso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15" calcext:value-type="float">
            <text:p>15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Meus curso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16" calcext:value-type="float">
            <text:p>16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Meus curso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17" calcext:value-type="float">
            <text:p>17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Meus curso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18" calcext:value-type="float">
            <text:p>18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Meus curso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19" calcext:value-type="float">
            <text:p>19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Meus curso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20" calcext:value-type="float">
            <text:p>20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Podcast Unifeso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21" calcext:value-type="float">
            <text:p>21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Podcast Unifeso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22" calcext:value-type="float">
            <text:p>22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Podcast Unifeso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23" calcext:value-type="float">
            <text:p>23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Podcast Unifeso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24" calcext:value-type="float">
            <text:p>24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Podcast Unifeso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25" calcext:value-type="float">
            <text:p>25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Podcast Unifeso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8" calcext:value-type="float">
            <text:p>8</text:p>
          </table:table-cell>
          <table:table-cell table:style-name="ce33" office:value-type="string" calcext:value-type="string">
            <text:p>&lt;object&gt; elements do not have [alt] text</text:p>
          </table:table-cell>
        </table:table-row>
        <table:table-row table:style-name="ro1" table:visibility="filter">
          <table:table-cell table:style-name="ce15" office:value-type="float" office:value="26" calcext:value-type="float">
            <text:p>26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Pró-Reitoria de Desenvolvimento Institucional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27" calcext:value-type="float">
            <text:p>27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Pró-Reitoria de Desenvolvimento Institucional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28" calcext:value-type="float">
            <text:p>28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Pró-Reitoria de Desenvolvimento Institucional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29" calcext:value-type="float">
            <text:p>29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Pró-Reitoria de Desenvolvimento Institucional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9" calcext:value-type="float">
            <text:p>9</text:p>
          </table:table-cell>
          <table:table-cell table:style-name="ce33" office:value-type="string" calcext:value-type="string">
            <text:p>&lt;frame&gt; or &lt;iframe&gt; elements do not have a title</text:p>
          </table:table-cell>
        </table:table-row>
        <table:table-row table:style-name="ro1" table:visibility="filter">
          <table:table-cell table:style-name="ce15" office:value-type="float" office:value="30" calcext:value-type="float">
            <text:p>30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Pró-Reitoria de Desenvolvimento Institucional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31" calcext:value-type="float">
            <text:p>31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Pró-Reitoria de Desenvolvimento Institucional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32" calcext:value-type="float">
            <text:p>32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Perfil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33" calcext:value-type="float">
            <text:p>33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Perfil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34" calcext:value-type="float">
            <text:p>34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Perfil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35" calcext:value-type="float">
            <text:p>35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Perfil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36" calcext:value-type="float">
            <text:p>36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Perfil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37" calcext:value-type="float">
            <text:p>37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Painel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0" calcext:value-type="float">
            <text:p>10</text:p>
          </table:table-cell>
          <table:table-cell table:style-name="ce33" office:value-type="string" calcext:value-type="string">
            <text:p>ARIA progressbar elements do not have accessible names.</text:p>
          </table:table-cell>
        </table:table-row>
        <table:table-row table:style-name="ro1" table:visibility="filter">
          <table:table-cell table:style-name="ce15" office:value-type="float" office:value="38" calcext:value-type="float">
            <text:p>38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Painel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39" calcext:value-type="float">
            <text:p>39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Painel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40" calcext:value-type="float">
            <text:p>40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Painel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41" calcext:value-type="float">
            <text:p>41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Painel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42" calcext:value-type="float">
            <text:p>42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Painel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43" calcext:value-type="float">
            <text:p>43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Nota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44" calcext:value-type="float">
            <text:p>44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Not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45" calcext:value-type="float">
            <text:p>45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Not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46" calcext:value-type="float">
            <text:p>46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Not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47" calcext:value-type="float">
            <text:p>47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Not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48" calcext:value-type="float">
            <text:p>48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Preferência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49" calcext:value-type="float">
            <text:p>49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Preferênci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50" calcext:value-type="float">
            <text:p>50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Preferênci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51" calcext:value-type="float">
            <text:p>51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Preferênci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52" calcext:value-type="float">
            <text:p>52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Preferênci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53" calcext:value-type="float">
            <text:p>53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2021/1 - CENÁRIOS- CULTURA E GLOBALIZAÇÃO - TURMA 01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54" calcext:value-type="float">
            <text:p>54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2021/1 - CENÁRIOS- CULTURA E GLOBALIZAÇÃO - TURMA 01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55" calcext:value-type="float">
            <text:p>55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2021/1 - CENÁRIOS- CULTURA E GLOBALIZAÇÃO - TURMA 01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1" calcext:value-type="float">
            <text:p>11</text:p>
          </table:table-cell>
          <table:table-cell table:style-name="ce33" office:value-type="string" calcext:value-type="string">
            <text:p>Links do not have a discernible name</text:p>
          </table:table-cell>
        </table:table-row>
        <table:table-row table:style-name="ro1" table:visibility="filter">
          <table:table-cell table:style-name="ce15" office:value-type="float" office:value="56" calcext:value-type="float">
            <text:p>56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2021/1 - CENÁRIOS- CULTURA E GLOBALIZAÇÃO - TURMA 01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57" calcext:value-type="float">
            <text:p>57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2021/1 - CENÁRIOS- CULTURA E GLOBALIZAÇÃO - TURMA 02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58" calcext:value-type="float">
            <text:p>58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2021/1 - CENÁRIOS- CULTURA E GLOBALIZAÇÃO - TURMA 03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59" calcext:value-type="float">
            <text:p>59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2021/1 - CENÁRIOS- CULTURA E GLOBALIZAÇÃO - TURMA 04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60" calcext:value-type="float">
            <text:p>60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2021/1 - CENÁRIOS- CULTURA E GLOBALIZAÇÃO - TURMA 05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61" calcext:value-type="float">
            <text:p>61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62" calcext:value-type="float">
            <text:p>62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63" calcext:value-type="float">
            <text:p>63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64" calcext:value-type="float">
            <text:p>64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65" calcext:value-type="float">
            <text:p>65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66" calcext:value-type="float">
            <text:p>66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67" calcext:value-type="float">
            <text:p>67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68" calcext:value-type="float">
            <text:p>68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69" calcext:value-type="float">
            <text:p>69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70" calcext:value-type="float">
            <text:p>70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71" calcext:value-type="float">
            <text:p>71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72" calcext:value-type="float">
            <text:p>72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73" calcext:value-type="float">
            <text:p>73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74" calcext:value-type="float">
            <text:p>74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75" calcext:value-type="float">
            <text:p>75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76" calcext:value-type="float">
            <text:p>76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77" calcext:value-type="float">
            <text:p>77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78" calcext:value-type="float">
            <text:p>78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79" calcext:value-type="float">
            <text:p>79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80" calcext:value-type="float">
            <text:p>80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81" calcext:value-type="float">
            <text:p>81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82" calcext:value-type="float">
            <text:p>82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1" calcext:value-type="float">
            <text:p>11</text:p>
          </table:table-cell>
          <table:table-cell table:style-name="ce33" office:value-type="string" calcext:value-type="string">
            <text:p>Links do not have a discernible name</text:p>
          </table:table-cell>
        </table:table-row>
        <table:table-row table:style-name="ro1" table:visibility="filter">
          <table:table-cell table:style-name="ce15" office:value-type="float" office:value="83" calcext:value-type="float">
            <text:p>83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84" calcext:value-type="float">
            <text:p>84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85" calcext:value-type="float">
            <text:p>85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86" calcext:value-type="float">
            <text:p>86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87" calcext:value-type="float">
            <text:p>87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88" calcext:value-type="float">
            <text:p>88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89" calcext:value-type="float">
            <text:p>89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90" calcext:value-type="float">
            <text:p>90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1" calcext:value-type="float">
            <text:p>11</text:p>
          </table:table-cell>
          <table:table-cell table:style-name="ce33" office:value-type="string" calcext:value-type="string">
            <text:p>Links do not have a discernible name</text:p>
          </table:table-cell>
        </table:table-row>
        <table:table-row table:style-name="ro1" table:visibility="filter">
          <table:table-cell table:style-name="ce15" office:value-type="float" office:value="91" calcext:value-type="float">
            <text:p>91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92" calcext:value-type="float">
            <text:p>92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93" calcext:value-type="float">
            <text:p>93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94" calcext:value-type="float">
            <text:p>94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95" calcext:value-type="float">
            <text:p>95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96" calcext:value-type="float">
            <text:p>96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97" calcext:value-type="float">
            <text:p>97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98" calcext:value-type="float">
            <text:p>98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1" calcext:value-type="float">
            <text:p>11</text:p>
          </table:table-cell>
          <table:table-cell table:style-name="ce33" office:value-type="string" calcext:value-type="string">
            <text:p>Links do not have a discernible name</text:p>
          </table:table-cell>
        </table:table-row>
        <table:table-row table:style-name="ro1" table:visibility="filter">
          <table:table-cell table:style-name="ce15" office:value-type="float" office:value="99" calcext:value-type="float">
            <text:p>99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100" calcext:value-type="float">
            <text:p>100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101" calcext:value-type="float">
            <text:p>101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102" calcext:value-type="float">
            <text:p>102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103" calcext:value-type="float">
            <text:p>103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104" calcext:value-type="float">
            <text:p>104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105" calcext:value-type="float">
            <text:p>105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106" calcext:value-type="float">
            <text:p>106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1" calcext:value-type="float">
            <text:p>11</text:p>
          </table:table-cell>
          <table:table-cell table:style-name="ce33" office:value-type="string" calcext:value-type="string">
            <text:p>Links do not have a discernible name</text:p>
          </table:table-cell>
        </table:table-row>
        <table:table-row table:style-name="ro1" table:visibility="filter">
          <table:table-cell table:style-name="ce15" office:value-type="float" office:value="107" calcext:value-type="float">
            <text:p>107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108" calcext:value-type="float">
            <text:p>108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109" calcext:value-type="float">
            <text:p>109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110" calcext:value-type="float">
            <text:p>110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111" calcext:value-type="float">
            <text:p>111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112" calcext:value-type="float">
            <text:p>112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113" calcext:value-type="float">
            <text:p>113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114" calcext:value-type="float">
            <text:p>114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1" calcext:value-type="float">
            <text:p>11</text:p>
          </table:table-cell>
          <table:table-cell table:style-name="ce33" office:value-type="string" calcext:value-type="string">
            <text:p>Links do not have a discernible name</text:p>
          </table:table-cell>
        </table:table-row>
        <table:table-row table:style-name="ro1" table:visibility="filter">
          <table:table-cell table:style-name="ce15" office:value-type="float" office:value="115" calcext:value-type="float">
            <text:p>115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116" calcext:value-type="float">
            <text:p>116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117" calcext:value-type="float">
            <text:p>117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118" calcext:value-type="float">
            <text:p>118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119" calcext:value-type="float">
            <text:p>119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2021/1 – COMPILADORE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120" calcext:value-type="float">
            <text:p>120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2021/1 – COMPILADORE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121" calcext:value-type="float">
            <text:p>121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2021/1 – COMPILADORE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122" calcext:value-type="float">
            <text:p>122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2021/1 – COMPILADORE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123" calcext:value-type="float">
            <text:p>123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2021/1 – COMPILADORE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124" calcext:value-type="float">
            <text:p>124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2021/1 – COMPILADORE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125" calcext:value-type="float">
            <text:p>125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2021/1 – COMPILADORE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126" calcext:value-type="float">
            <text:p>126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2021/1 – COMPILADORE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127" calcext:value-type="float">
            <text:p>127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128" calcext:value-type="float">
            <text:p>128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129" calcext:value-type="float">
            <text:p>129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130" calcext:value-type="float">
            <text:p>130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131" calcext:value-type="float">
            <text:p>131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132" calcext:value-type="float">
            <text:p>132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133" calcext:value-type="float">
            <text:p>133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134" calcext:value-type="float">
            <text:p>134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135" calcext:value-type="float">
            <text:p>135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136" calcext:value-type="float">
            <text:p>136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137" calcext:value-type="float">
            <text:p>137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138" calcext:value-type="float">
            <text:p>138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139" calcext:value-type="float">
            <text:p>139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140" calcext:value-type="float">
            <text:p>140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141" calcext:value-type="float">
            <text:p>141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142" calcext:value-type="float">
            <text:p>142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143" calcext:value-type="float">
            <text:p>143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144" calcext:value-type="float">
            <text:p>144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145" calcext:value-type="float">
            <text:p>145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146" calcext:value-type="float">
            <text:p>146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147" calcext:value-type="float">
            <text:p>147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148" calcext:value-type="float">
            <text:p>148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149" calcext:value-type="float">
            <text:p>149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150" calcext:value-type="float">
            <text:p>150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151" calcext:value-type="float">
            <text:p>151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152" calcext:value-type="float">
            <text:p>152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153" calcext:value-type="float">
            <text:p>153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154" calcext:value-type="float">
            <text:p>154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155" calcext:value-type="float">
            <text:p>155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156" calcext:value-type="float">
            <text:p>156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157" calcext:value-type="float">
            <text:p>157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158" calcext:value-type="float">
            <text:p>158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159" calcext:value-type="float">
            <text:p>159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160" calcext:value-type="float">
            <text:p>160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161" calcext:value-type="float">
            <text:p>161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162" calcext:value-type="float">
            <text:p>162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163" calcext:value-type="float">
            <text:p>163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164" calcext:value-type="float">
            <text:p>164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165" calcext:value-type="float">
            <text:p>165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166" calcext:value-type="float">
            <text:p>166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167" calcext:value-type="float">
            <text:p>167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168" calcext:value-type="float">
            <text:p>168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169" calcext:value-type="float">
            <text:p>169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170" calcext:value-type="float">
            <text:p>170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171" calcext:value-type="float">
            <text:p>171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172" calcext:value-type="float">
            <text:p>172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173" calcext:value-type="float">
            <text:p>173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174" calcext:value-type="float">
            <text:p>174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175" calcext:value-type="float">
            <text:p>175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176" calcext:value-type="float">
            <text:p>176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177" calcext:value-type="float">
            <text:p>177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178" calcext:value-type="float">
            <text:p>178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179" calcext:value-type="float">
            <text:p>179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180" calcext:value-type="float">
            <text:p>180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Monitoria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181" calcext:value-type="float">
            <text:p>181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Monitoria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182" calcext:value-type="float">
            <text:p>182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Monitoria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183" calcext:value-type="float">
            <text:p>183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Monitoria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184" calcext:value-type="float">
            <text:p>184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Monitoria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185" calcext:value-type="float">
            <text:p>185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Monitoria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186" calcext:value-type="float">
            <text:p>186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Monitoria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187" calcext:value-type="float">
            <text:p>187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2021/1 - DESENVOLVIMENTO DE APLICAÇÕES MÓVEI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188" calcext:value-type="float">
            <text:p>188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2022/1 - DESENVOLVIMENTO DE APLICAÇÕES MÓVEI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189" calcext:value-type="float">
            <text:p>189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2023/1 - DESENVOLVIMENTO DE APLICAÇÕES MÓVEI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190" calcext:value-type="float">
            <text:p>190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2024/1 - DESENVOLVIMENTO DE APLICAÇÕES MÓVEI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191" calcext:value-type="float">
            <text:p>191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2025/1 - DESENVOLVIMENTO DE APLICAÇÕES MÓVEI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192" calcext:value-type="float">
            <text:p>192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2026/1 - DESENVOLVIMENTO DE APLICAÇÕES MÓVEI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193" calcext:value-type="float">
            <text:p>193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2027/1 - DESENVOLVIMENTO DE APLICAÇÕES MÓVEI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194" calcext:value-type="float">
            <text:p>194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195" calcext:value-type="float">
            <text:p>195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196" calcext:value-type="float">
            <text:p>196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197" calcext:value-type="float">
            <text:p>197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198" calcext:value-type="float">
            <text:p>198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199" calcext:value-type="float">
            <text:p>199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200" calcext:value-type="float">
            <text:p>200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201" calcext:value-type="float">
            <text:p>201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202" calcext:value-type="float">
            <text:p>202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203" calcext:value-type="float">
            <text:p>203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204" calcext:value-type="float">
            <text:p>204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205" calcext:value-type="float">
            <text:p>205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206" calcext:value-type="float">
            <text:p>206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207" calcext:value-type="float">
            <text:p>207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208" calcext:value-type="float">
            <text:p>208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209" calcext:value-type="float">
            <text:p>209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210" calcext:value-type="float">
            <text:p>210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211" calcext:value-type="float">
            <text:p>211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212" calcext:value-type="float">
            <text:p>212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213" calcext:value-type="float">
            <text:p>213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214" calcext:value-type="float">
            <text:p>214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215" calcext:value-type="float">
            <text:p>215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216" calcext:value-type="float">
            <text:p>216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217" calcext:value-type="float">
            <text:p>217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218" calcext:value-type="float">
            <text:p>218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219" calcext:value-type="float">
            <text:p>219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220" calcext:value-type="float">
            <text:p>220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221" calcext:value-type="float">
            <text:p>221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222" calcext:value-type="float">
            <text:p>222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223" calcext:value-type="float">
            <text:p>223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224" calcext:value-type="float">
            <text:p>224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225" calcext:value-type="float">
            <text:p>225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226" calcext:value-type="float">
            <text:p>226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227" calcext:value-type="float">
            <text:p>227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228" calcext:value-type="float">
            <text:p>228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229" calcext:value-type="float">
            <text:p>229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230" calcext:value-type="float">
            <text:p>230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231" calcext:value-type="float">
            <text:p>231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232" calcext:value-type="float">
            <text:p>232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233" calcext:value-type="float">
            <text:p>233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234" calcext:value-type="float">
            <text:p>234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235" calcext:value-type="float">
            <text:p>235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236" calcext:value-type="float">
            <text:p>236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237" calcext:value-type="float">
            <text:p>237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238" calcext:value-type="float">
            <text:p>238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239" calcext:value-type="float">
            <text:p>239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240" calcext:value-type="float">
            <text:p>240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241" calcext:value-type="float">
            <text:p>241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242" calcext:value-type="float">
            <text:p>242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243" calcext:value-type="float">
            <text:p>243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244" calcext:value-type="float">
            <text:p>244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245" calcext:value-type="float">
            <text:p>245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246" calcext:value-type="float">
            <text:p>246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247" calcext:value-type="float">
            <text:p>247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Monitoria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248" calcext:value-type="float">
            <text:p>248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Monitoria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249" calcext:value-type="float">
            <text:p>249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Monitoria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250" calcext:value-type="float">
            <text:p>250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Monitoria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251" calcext:value-type="float">
            <text:p>251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Monitoria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252" calcext:value-type="float">
            <text:p>252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Monitoria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253" calcext:value-type="float">
            <text:p>253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Monitoria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254" calcext:value-type="float">
            <text:p>254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2021/1 - COMPUTAÇÃO GRÁFICA E PROCESSAMENTO DE IMAGEN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255" calcext:value-type="float">
            <text:p>255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2022/1 - COMPUTAÇÃO GRÁFICA E PROCESSAMENTO DE IMAGEN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256" calcext:value-type="float">
            <text:p>256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2023/1 - COMPUTAÇÃO GRÁFICA E PROCESSAMENTO DE IMAGEN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257" calcext:value-type="float">
            <text:p>257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2024/1 - COMPUTAÇÃO GRÁFICA E PROCESSAMENTO DE IMAGEN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258" calcext:value-type="float">
            <text:p>258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2025/1 - COMPUTAÇÃO GRÁFICA E PROCESSAMENTO DE IMAGEN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259" calcext:value-type="float">
            <text:p>259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2026/1 - COMPUTAÇÃO GRÁFICA E PROCESSAMENTO DE IMAGEN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260" calcext:value-type="float">
            <text:p>260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2027/1 - COMPUTAÇÃO GRÁFICA E PROCESSAMENTO DE IMAGEN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261" calcext:value-type="float">
            <text:p>261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262" calcext:value-type="float">
            <text:p>262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263" calcext:value-type="float">
            <text:p>263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264" calcext:value-type="float">
            <text:p>264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265" calcext:value-type="float">
            <text:p>265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266" calcext:value-type="float">
            <text:p>266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267" calcext:value-type="float">
            <text:p>267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268" calcext:value-type="float">
            <text:p>268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269" calcext:value-type="float">
            <text:p>269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270" calcext:value-type="float">
            <text:p>270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271" calcext:value-type="float">
            <text:p>271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272" calcext:value-type="float">
            <text:p>272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273" calcext:value-type="float">
            <text:p>273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274" calcext:value-type="float">
            <text:p>274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275" calcext:value-type="float">
            <text:p>275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276" calcext:value-type="float">
            <text:p>276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277" calcext:value-type="float">
            <text:p>277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278" calcext:value-type="float">
            <text:p>278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279" calcext:value-type="float">
            <text:p>279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280" calcext:value-type="float">
            <text:p>280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281" calcext:value-type="float">
            <text:p>281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282" calcext:value-type="float">
            <text:p>282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283" calcext:value-type="float">
            <text:p>283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284" calcext:value-type="float">
            <text:p>284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285" calcext:value-type="float">
            <text:p>285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286" calcext:value-type="float">
            <text:p>286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287" calcext:value-type="float">
            <text:p>287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288" calcext:value-type="float">
            <text:p>288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289" calcext:value-type="float">
            <text:p>289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290" calcext:value-type="float">
            <text:p>290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291" calcext:value-type="float">
            <text:p>291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292" calcext:value-type="float">
            <text:p>292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293" calcext:value-type="float">
            <text:p>293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294" calcext:value-type="float">
            <text:p>294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295" calcext:value-type="float">
            <text:p>295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296" calcext:value-type="float">
            <text:p>296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297" calcext:value-type="float">
            <text:p>297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298" calcext:value-type="float">
            <text:p>298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299" calcext:value-type="float">
            <text:p>299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300" calcext:value-type="float">
            <text:p>300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301" calcext:value-type="float">
            <text:p>301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302" calcext:value-type="float">
            <text:p>302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303" calcext:value-type="float">
            <text:p>303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304" calcext:value-type="float">
            <text:p>304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305" calcext:value-type="float">
            <text:p>305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306" calcext:value-type="float">
            <text:p>306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307" calcext:value-type="float">
            <text:p>307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308" calcext:value-type="float">
            <text:p>308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309" calcext:value-type="float">
            <text:p>309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310" calcext:value-type="float">
            <text:p>310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311" calcext:value-type="float">
            <text:p>311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312" calcext:value-type="float">
            <text:p>312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313" calcext:value-type="float">
            <text:p>313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314" calcext:value-type="float">
            <text:p>314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Monitoria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315" calcext:value-type="float">
            <text:p>315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Monitoria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316" calcext:value-type="float">
            <text:p>316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Monitoria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317" calcext:value-type="float">
            <text:p>317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Monitoria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318" calcext:value-type="float">
            <text:p>318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Monitoria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319" calcext:value-type="float">
            <text:p>319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Monitoria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320" calcext:value-type="float">
            <text:p>320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Monitoria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321" calcext:value-type="float">
            <text:p>321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2021/1 - PRÁTICAS INTEGRADAS EM CIÊNCIAS E TECNOLOGIAS VII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322" calcext:value-type="float">
            <text:p>322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2022/1 - PRÁTICAS INTEGRADAS EM CIÊNCIAS E TECNOLOGIAS VII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323" calcext:value-type="float">
            <text:p>323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2023/1 - PRÁTICAS INTEGRADAS EM CIÊNCIAS E TECNOLOGIAS VII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324" calcext:value-type="float">
            <text:p>324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2024/1 - PRÁTICAS INTEGRADAS EM CIÊNCIAS E TECNOLOGIAS VII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325" calcext:value-type="float">
            <text:p>325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2025/1 - PRÁTICAS INTEGRADAS EM CIÊNCIAS E TECNOLOGIAS VII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326" calcext:value-type="float">
            <text:p>326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2026/1 - PRÁTICAS INTEGRADAS EM CIÊNCIAS E TECNOLOGIAS VII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327" calcext:value-type="float">
            <text:p>327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2027/1 - PRÁTICAS INTEGRADAS EM CIÊNCIAS E TECNOLOGIAS VII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328" calcext:value-type="float">
            <text:p>328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329" calcext:value-type="float">
            <text:p>329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330" calcext:value-type="float">
            <text:p>330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331" calcext:value-type="float">
            <text:p>331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332" calcext:value-type="float">
            <text:p>332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333" calcext:value-type="float">
            <text:p>333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334" calcext:value-type="float">
            <text:p>334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335" calcext:value-type="float">
            <text:p>335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336" calcext:value-type="float">
            <text:p>336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337" calcext:value-type="float">
            <text:p>337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338" calcext:value-type="float">
            <text:p>338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339" calcext:value-type="float">
            <text:p>339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340" calcext:value-type="float">
            <text:p>340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341" calcext:value-type="float">
            <text:p>341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342" calcext:value-type="float">
            <text:p>342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343" calcext:value-type="float">
            <text:p>343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344" calcext:value-type="float">
            <text:p>344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345" calcext:value-type="float">
            <text:p>345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346" calcext:value-type="float">
            <text:p>346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347" calcext:value-type="float">
            <text:p>347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348" calcext:value-type="float">
            <text:p>348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349" calcext:value-type="float">
            <text:p>349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350" calcext:value-type="float">
            <text:p>350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351" calcext:value-type="float">
            <text:p>351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352" calcext:value-type="float">
            <text:p>352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353" calcext:value-type="float">
            <text:p>353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354" calcext:value-type="float">
            <text:p>354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355" calcext:value-type="float">
            <text:p>355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356" calcext:value-type="float">
            <text:p>356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357" calcext:value-type="float">
            <text:p>357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358" calcext:value-type="float">
            <text:p>358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359" calcext:value-type="float">
            <text:p>359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360" calcext:value-type="float">
            <text:p>360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361" calcext:value-type="float">
            <text:p>361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362" calcext:value-type="float">
            <text:p>362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363" calcext:value-type="float">
            <text:p>363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364" calcext:value-type="float">
            <text:p>364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365" calcext:value-type="float">
            <text:p>365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366" calcext:value-type="float">
            <text:p>366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367" calcext:value-type="float">
            <text:p>367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368" calcext:value-type="float">
            <text:p>368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369" calcext:value-type="float">
            <text:p>369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370" calcext:value-type="float">
            <text:p>370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371" calcext:value-type="float">
            <text:p>371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372" calcext:value-type="float">
            <text:p>372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373" calcext:value-type="float">
            <text:p>373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374" calcext:value-type="float">
            <text:p>374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375" calcext:value-type="float">
            <text:p>375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376" calcext:value-type="float">
            <text:p>376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377" calcext:value-type="float">
            <text:p>377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378" calcext:value-type="float">
            <text:p>378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379" calcext:value-type="float">
            <text:p>379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380" calcext:value-type="float">
            <text:p>380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381" calcext:value-type="float">
            <text:p>381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COORDENAÇÃO CENÁRIO- CULTURA E GLOBALIZAÇÃO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382" calcext:value-type="float">
            <text:p>382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COORDENAÇÃO CENÁRIO- CULTURA E GLOBALIZAÇÃO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383" calcext:value-type="float">
            <text:p>383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COORDENAÇÃO CENÁRIO- CULTURA E GLOBALIZAÇÃO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9" calcext:value-type="float">
            <text:p>9</text:p>
          </table:table-cell>
          <table:table-cell table:style-name="ce33" office:value-type="string" calcext:value-type="string">
            <text:p>&lt;frame&gt; or &lt;iframe&gt; elements do not have a title</text:p>
          </table:table-cell>
        </table:table-row>
        <table:table-row table:style-name="ro1" table:visibility="filter">
          <table:table-cell table:style-name="ce15" office:value-type="float" office:value="384" calcext:value-type="float">
            <text:p>384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COORDENAÇÃO CENÁRIO- CULTURA E GLOBALIZAÇÃO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385" calcext:value-type="float">
            <text:p>385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COORDENAÇÃO CENÁRIO- CULTURA E GLOBALIZAÇÃO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386" calcext:value-type="float">
            <text:p>386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COORDENAÇÃO CENÁRIO- CULTURA E GLOBALIZAÇÃO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387" calcext:value-type="float">
            <text:p>387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COORDENAÇÃO CENÁRIO- CULTURA E GLOBALIZAÇÃO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388" calcext:value-type="float">
            <text:p>388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COORDENAÇÃO CENÁRIO- CULTURA E GLOBALIZAÇÃO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389" calcext:value-type="float">
            <text:p>389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390" calcext:value-type="float">
            <text:p>390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391" calcext:value-type="float">
            <text:p>391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392" calcext:value-type="float">
            <text:p>392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393" calcext:value-type="float">
            <text:p>393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394" calcext:value-type="float">
            <text:p>394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395" calcext:value-type="float">
            <text:p>395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396" calcext:value-type="float">
            <text:p>396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397" calcext:value-type="float">
            <text:p>397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398" calcext:value-type="float">
            <text:p>398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399" calcext:value-type="float">
            <text:p>399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400" calcext:value-type="float">
            <text:p>400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401" calcext:value-type="float">
            <text:p>401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402" calcext:value-type="float">
            <text:p>402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403" calcext:value-type="float">
            <text:p>403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404" calcext:value-type="float">
            <text:p>404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405" calcext:value-type="float">
            <text:p>405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406" calcext:value-type="float">
            <text:p>406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407" calcext:value-type="float">
            <text:p>407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Boas Vinda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408" calcext:value-type="float">
            <text:p>408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Boas Vinda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409" calcext:value-type="float">
            <text:p>409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Boas Vind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9" calcext:value-type="float">
            <text:p>9</text:p>
          </table:table-cell>
          <table:table-cell table:style-name="ce33" office:value-type="string" calcext:value-type="string">
            <text:p>&lt;frame&gt; or &lt;iframe&gt; elements do not have a title</text:p>
          </table:table-cell>
        </table:table-row>
        <table:table-row table:style-name="ro1" table:visibility="filter">
          <table:table-cell table:style-name="ce15" office:value-type="float" office:value="410" calcext:value-type="float">
            <text:p>410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Boas Vind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411" calcext:value-type="float">
            <text:p>411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Boas Vinda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412" calcext:value-type="float">
            <text:p>412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Boas Vind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413" calcext:value-type="float">
            <text:p>413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Boas Vind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414" calcext:value-type="float">
            <text:p>414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Boas Vind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415" calcext:value-type="float">
            <text:p>415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Documentos e Arquivo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416" calcext:value-type="float">
            <text:p>416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Documentos e Arquivo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417" calcext:value-type="float">
            <text:p>417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Documentos e Arquivo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418" calcext:value-type="float">
            <text:p>418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Documentos e Arquivo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419" calcext:value-type="float">
            <text:p>419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Documentos e Arquivo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420" calcext:value-type="float">
            <text:p>420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Documentos e Arquivo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421" calcext:value-type="float">
            <text:p>421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Documentos e Arquivo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422" calcext:value-type="float">
            <text:p>422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Encontros: Aulas Virtuais e Resgate de Aprendizagem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423" calcext:value-type="float">
            <text:p>423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Encontros: Aulas Virtuais e Resgate de Aprendizagem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424" calcext:value-type="float">
            <text:p>424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Encontros: Aulas Virtuais e Resgate de Aprendizagem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425" calcext:value-type="float">
            <text:p>425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Encontros: Aulas Virtuais e Resgate de Aprendizagem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426" calcext:value-type="float">
            <text:p>426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Encontros: Aulas Virtuais e Resgate de Aprendizagem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427" calcext:value-type="float">
            <text:p>427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Encontros: Aulas Virtuais e Resgate de Aprendizagem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428" calcext:value-type="float">
            <text:p>428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Encontros: Aulas Virtuais e Resgate de Aprendizagem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429" calcext:value-type="float">
            <text:p>429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Tutoriai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430" calcext:value-type="float">
            <text:p>430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Tutoriai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431" calcext:value-type="float">
            <text:p>431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Tutoriai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432" calcext:value-type="float">
            <text:p>432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Tutoriai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433" calcext:value-type="float">
            <text:p>433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Tutoriai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434" calcext:value-type="float">
            <text:p>434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Tutoriai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435" calcext:value-type="float">
            <text:p>435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Tutoriai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436" calcext:value-type="float">
            <text:p>436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COORDENAÇÃO GRADUAÇÃO EM CIÊNCIA DA COMPUTAÇÃO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437" calcext:value-type="float">
            <text:p>437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COORDENAÇÃO GRADUAÇÃO EM CIÊNCIA DA COMPUTAÇÃO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438" calcext:value-type="float">
            <text:p>438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COORDENAÇÃO GRADUAÇÃO EM CIÊNCIA DA COMPUTAÇÃO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9" calcext:value-type="float">
            <text:p>9</text:p>
          </table:table-cell>
          <table:table-cell table:style-name="ce33" office:value-type="string" calcext:value-type="string">
            <text:p>&lt;frame&gt; or &lt;iframe&gt; elements do not have a title</text:p>
          </table:table-cell>
        </table:table-row>
        <table:table-row table:style-name="ro1" table:visibility="filter">
          <table:table-cell table:style-name="ce15" office:value-type="float" office:value="439" calcext:value-type="float">
            <text:p>439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COORDENAÇÃO GRADUAÇÃO EM CIÊNCIA DA COMPUTAÇÃO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440" calcext:value-type="float">
            <text:p>440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COORDENAÇÃO GRADUAÇÃO EM CIÊNCIA DA COMPUTAÇÃO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441" calcext:value-type="float">
            <text:p>441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COORDENAÇÃO GRADUAÇÃO EM CIÊNCIA DA COMPUTAÇÃO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442" calcext:value-type="float">
            <text:p>442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COORDENAÇÃO GRADUAÇÃO EM CIÊNCIA DA COMPUTAÇÃO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443" calcext:value-type="float">
            <text:p>443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COORDENAÇÃO GRADUAÇÃO EM CIÊNCIA DA COMPUTAÇÃO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444" calcext:value-type="float">
            <text:p>444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445" calcext:value-type="float">
            <text:p>445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446" calcext:value-type="float">
            <text:p>446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447" calcext:value-type="float">
            <text:p>447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448" calcext:value-type="float">
            <text:p>448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449" calcext:value-type="float">
            <text:p>449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450" calcext:value-type="float">
            <text:p>450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451" calcext:value-type="float">
            <text:p>451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452" calcext:value-type="float">
            <text:p>452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453" calcext:value-type="float">
            <text:p>453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454" calcext:value-type="float">
            <text:p>454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455" calcext:value-type="float">
            <text:p>455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456" calcext:value-type="float">
            <text:p>456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457" calcext:value-type="float">
            <text:p>457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458" calcext:value-type="float">
            <text:p>458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459" calcext:value-type="float">
            <text:p>459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460" calcext:value-type="float">
            <text:p>460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461" calcext:value-type="float">
            <text:p>461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462" calcext:value-type="float">
            <text:p>462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Boas Vinda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463" calcext:value-type="float">
            <text:p>463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Boas Vinda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464" calcext:value-type="float">
            <text:p>464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Boas Vind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9" calcext:value-type="float">
            <text:p>9</text:p>
          </table:table-cell>
          <table:table-cell table:style-name="ce33" office:value-type="string" calcext:value-type="string">
            <text:p>&lt;frame&gt; or &lt;iframe&gt; elements do not have a title</text:p>
          </table:table-cell>
        </table:table-row>
        <table:table-row table:style-name="ro1" table:visibility="filter">
          <table:table-cell table:style-name="ce15" office:value-type="float" office:value="465" calcext:value-type="float">
            <text:p>465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Boas Vind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466" calcext:value-type="float">
            <text:p>466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Boas Vinda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467" calcext:value-type="float">
            <text:p>467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Boas Vind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468" calcext:value-type="float">
            <text:p>468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Boas Vind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469" calcext:value-type="float">
            <text:p>469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Boas Vind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470" calcext:value-type="float">
            <text:p>470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Atendimento da Coordenação de Curso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471" calcext:value-type="float">
            <text:p>471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Atendimento da Coordenação de Curso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472" calcext:value-type="float">
            <text:p>472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Atendimento da Coordenação de Curso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473" calcext:value-type="float">
            <text:p>473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Atendimento da Coordenação de Curso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474" calcext:value-type="float">
            <text:p>474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Atendimento da Coordenação de Curso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475" calcext:value-type="float">
            <text:p>475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Atendimento da Coordenação de Curso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476" calcext:value-type="float">
            <text:p>476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Atendimento da Coordenação de Curso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477" calcext:value-type="float">
            <text:p>477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Documentos e Arquivo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478" calcext:value-type="float">
            <text:p>478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Documentos e Arquivo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479" calcext:value-type="float">
            <text:p>479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Documentos e Arquivo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480" calcext:value-type="float">
            <text:p>480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Documentos e Arquivo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481" calcext:value-type="float">
            <text:p>481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Documentos e Arquivo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482" calcext:value-type="float">
            <text:p>482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Documentos e Arquivo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483" calcext:value-type="float">
            <text:p>483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Documentos e Arquivo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484" calcext:value-type="float">
            <text:p>484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Encontros: NDE, Colegiado de Curso, Reunião com Discentes e Monitoria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485" calcext:value-type="float">
            <text:p>485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Encontros: NDE, Colegiado de Curso, Reunião com Discentes e Monitoria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486" calcext:value-type="float">
            <text:p>486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Encontros: NDE, Colegiado de Curso, Reunião com Discentes e Monitoria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487" calcext:value-type="float">
            <text:p>487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Encontros: NDE, Colegiado de Curso, Reunião com Discentes e Monitoria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488" calcext:value-type="float">
            <text:p>488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Encontros: NDE, Colegiado de Curso, Reunião com Discentes e Monitoria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489" calcext:value-type="float">
            <text:p>489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Encontros: NDE, Colegiado de Curso, Reunião com Discentes e Monitoria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490" calcext:value-type="float">
            <text:p>490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Encontros: NDE, Colegiado de Curso, Reunião com Discentes e Monitoria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491" calcext:value-type="float">
            <text:p>491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TCC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492" calcext:value-type="float">
            <text:p>492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TCC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493" calcext:value-type="float">
            <text:p>493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TCC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494" calcext:value-type="float">
            <text:p>494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TCC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495" calcext:value-type="float">
            <text:p>495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TCC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496" calcext:value-type="float">
            <text:p>496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TCC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497" calcext:value-type="float">
            <text:p>497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TCC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498" calcext:value-type="float">
            <text:p>498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Monitoria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499" calcext:value-type="float">
            <text:p>499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Monitoria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500" calcext:value-type="float">
            <text:p>500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Monitoria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501" calcext:value-type="float">
            <text:p>501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Monitoria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502" calcext:value-type="float">
            <text:p>502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Monitoria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503" calcext:value-type="float">
            <text:p>503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Monitoria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504" calcext:value-type="float">
            <text:p>504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Monitoria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505" calcext:value-type="float">
            <text:p>505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Eventos Online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506" calcext:value-type="float">
            <text:p>506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Eventos Online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507" calcext:value-type="float">
            <text:p>507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Eventos Online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508" calcext:value-type="float">
            <text:p>508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Eventos Online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509" calcext:value-type="float">
            <text:p>509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Eventos Online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510" calcext:value-type="float">
            <text:p>510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Eventos Online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511" calcext:value-type="float">
            <text:p>511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Eventos Online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512" calcext:value-type="float">
            <text:p>512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Projeto Egressso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513" calcext:value-type="float">
            <text:p>513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Projeto Egressso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514" calcext:value-type="float">
            <text:p>514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Projeto Egressso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515" calcext:value-type="float">
            <text:p>515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Projeto Egressso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>
          <table:table-cell table:style-name="ce15" office:value-type="float" office:value="516" calcext:value-type="float">
            <text:p>516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Projeto Egressso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13" calcext:value-type="float">
            <text:p>13</text:p>
          </table:table-cell>
          <table:table-cell table:style-name="ce33" office:value-type="string" calcext:value-type="string">
            <text:p>button, link, and menuitem elements do not have accessible names.</text:p>
          </table:table-cell>
        </table:table-row>
        <table:table-row table:style-name="ro1" table:visibility="filter">
          <table:table-cell table:style-name="ce15" office:value-type="float" office:value="517" calcext:value-type="float">
            <text:p>517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Projeto Egressso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518" calcext:value-type="float">
            <text:p>518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Projeto Egressso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519" calcext:value-type="float">
            <text:p>519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Projeto Egressso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520" calcext:value-type="float">
            <text:p>520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NAPPA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521" calcext:value-type="float">
            <text:p>521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NAPPA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522" calcext:value-type="float">
            <text:p>522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NAPPA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523" calcext:value-type="float">
            <text:p>523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NAPPA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524" calcext:value-type="float">
            <text:p>524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NAPPA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525" calcext:value-type="float">
            <text:p>525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NAPPA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526" calcext:value-type="float">
            <text:p>526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NAPPA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527" calcext:value-type="float">
            <text:p>527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Teste de Progresso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528" calcext:value-type="float">
            <text:p>528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Teste de Progresso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529" calcext:value-type="float">
            <text:p>529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Teste de Progresso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530" calcext:value-type="float">
            <text:p>530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Teste de Progresso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531" calcext:value-type="float">
            <text:p>531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Teste de Progresso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532" calcext:value-type="float">
            <text:p>532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Teste de Progresso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533" calcext:value-type="float">
            <text:p>533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Teste de Progresso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534" calcext:value-type="float">
            <text:p>534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Tutoriai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535" calcext:value-type="float">
            <text:p>535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Tutoriai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536" calcext:value-type="float">
            <text:p>536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Tutoriai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537" calcext:value-type="float">
            <text:p>537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Tutoriai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538" calcext:value-type="float">
            <text:p>538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Tutoriai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539" calcext:value-type="float">
            <text:p>539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Tutoriai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540" calcext:value-type="float">
            <text:p>540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Tutoriai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541" calcext:value-type="float">
            <text:p>541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EVENTOS ONLINE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542" calcext:value-type="float">
            <text:p>542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VENTOS ONLINE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543" calcext:value-type="float">
            <text:p>543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EVENTOS ONLINE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544" calcext:value-type="float">
            <text:p>544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VENTOS ONLINE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545" calcext:value-type="float">
            <text:p>545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EVENTOS ONLINE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546" calcext:value-type="float">
            <text:p>546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EVENTOS ONLINE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547" calcext:value-type="float">
            <text:p>547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EVENTOS ONLINE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548" calcext:value-type="float">
            <text:p>548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549" calcext:value-type="float">
            <text:p>549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550" calcext:value-type="float">
            <text:p>550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551" calcext:value-type="float">
            <text:p>551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552" calcext:value-type="float">
            <text:p>552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553" calcext:value-type="float">
            <text:p>553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554" calcext:value-type="float">
            <text:p>554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555" calcext:value-type="float">
            <text:p>555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556" calcext:value-type="float">
            <text:p>556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557" calcext:value-type="float">
            <text:p>557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558" calcext:value-type="float">
            <text:p>558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559" calcext:value-type="float">
            <text:p>559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560" calcext:value-type="float">
            <text:p>560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561" calcext:value-type="float">
            <text:p>561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562" calcext:value-type="float">
            <text:p>562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563" calcext:value-type="float">
            <text:p>563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564" calcext:value-type="float">
            <text:p>564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565" calcext:value-type="float">
            <text:p>565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566" calcext:value-type="float">
            <text:p>566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Direção de Pós-Graduação, Pesquisa e Extensão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567" calcext:value-type="float">
            <text:p>567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Direção de Pós-Graduação, Pesquisa e Extensão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568" calcext:value-type="float">
            <text:p>568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Direção de Pós-Graduação, Pesquisa e Extensão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569" calcext:value-type="float">
            <text:p>569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Direção de Pós-Graduação, Pesquisa e Extensão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570" calcext:value-type="float">
            <text:p>570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Direção de Pós-Graduação, Pesquisa e Extensão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571" calcext:value-type="float">
            <text:p>571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Direção de Pós-Graduação, Pesquisa e Extensão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572" calcext:value-type="float">
            <text:p>572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Direção de Pós-Graduação, Pesquisa e Extensão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573" calcext:value-type="float">
            <text:p>573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CCH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574" calcext:value-type="float">
            <text:p>574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CCH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575" calcext:value-type="float">
            <text:p>575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CCH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576" calcext:value-type="float">
            <text:p>576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CCH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577" calcext:value-type="float">
            <text:p>577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CCH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578" calcext:value-type="float">
            <text:p>578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CCH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579" calcext:value-type="float">
            <text:p>579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CCH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580" calcext:value-type="float">
            <text:p>580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CC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581" calcext:value-type="float">
            <text:p>581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CC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582" calcext:value-type="float">
            <text:p>582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CC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583" calcext:value-type="float">
            <text:p>583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CC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584" calcext:value-type="float">
            <text:p>584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CC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585" calcext:value-type="float">
            <text:p>585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CC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586" calcext:value-type="float">
            <text:p>586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CC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587" calcext:value-type="float">
            <text:p>587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CCT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588" calcext:value-type="float">
            <text:p>588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CCT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589" calcext:value-type="float">
            <text:p>589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CCT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590" calcext:value-type="float">
            <text:p>590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CCT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591" calcext:value-type="float">
            <text:p>591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CCT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592" calcext:value-type="float">
            <text:p>592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CCT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593" calcext:value-type="float">
            <text:p>593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CCT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594" calcext:value-type="float">
            <text:p>594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HCTCO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595" calcext:value-type="float">
            <text:p>595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HCTCO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596" calcext:value-type="float">
            <text:p>596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HCTCO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597" calcext:value-type="float">
            <text:p>597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HCTCO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598" calcext:value-type="float">
            <text:p>598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HCTCO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599" calcext:value-type="float">
            <text:p>599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HCTCO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6" office:value-type="float" office:value="600" calcext:value-type="float">
            <text:p>600</text:p>
          </table:table-cell>
          <table:table-cell table:style-name="ce30" office:value-type="float" office:value="5" calcext:value-type="float">
            <text:p>5</text:p>
          </table:table-cell>
          <table:table-cell table:style-name="ce34" office:value-type="string" calcext:value-type="string">
            <text:p>Seção HCTCO</text:p>
          </table:table-cell>
          <table:table-cell table:style-name="ce34" office:value-type="string" calcext:value-type="string">
            <text:p>Names and Label</text:p>
          </table:table-cell>
          <table:table-cell table:style-name="ce34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4" office:value-type="string" calcext:value-type="string">
            <text:p>Form elements do not have associated labels</text:p>
          </table:table-cell>
        </table:table-row>
        <table:table-row table:style-name="ro2" table:number-rows-repeated="4"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Última solução diferente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Desktop</text:p>
          </table:table-cell>
          <table:table-cell office:value-type="string" calcext:value-type="string">
            <text:p>Mobile</text:p>
          </table:table-cell>
          <table:table-cell table:number-columns-repeated="2"/>
        </table:table-row>
        <table:table-row table:style-name="ro2">
          <table:table-cell table:number-columns-repeated="3"/>
          <table:table-cell table:formula="of:=COUNTIF([.E2:.E601]; &quot;Desktop&quot;)" office:value-type="float" office:value="327" calcext:value-type="float">
            <text:p>327</text:p>
          </table:table-cell>
          <table:table-cell table:formula="of:=COUNTIF([.E2:.E601]; &quot;Mobile&quot;)" office:value-type="float" office:value="273" calcext:value-type="float">
            <text:p>273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27"/>
        </table:table-row>
        <table:table-row table:style-name="ro2" table:number-rows-repeated="6"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Tipo</text:p>
          </table:table-cell>
          <table:table-cell office:value-type="string" calcext:value-type="string">
            <text:p>Quantidade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ARIA</text:p>
          </table:table-cell>
          <table:table-cell table:formula="of:=COUNTIF([.D2:.D601]; &quot;ARIA&quot;)" office:value-type="float" office:value="89" calcext:value-type="float">
            <text:p>89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Contrast</text:p>
          </table:table-cell>
          <table:table-cell table:formula="of:=COUNTIF([.D2:.D601]; &quot;Contrast&quot;)" office:value-type="float" office:value="89" calcext:value-type="float">
            <text:p>89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Navigation</text:p>
          </table:table-cell>
          <table:table-cell table:formula="of:=COUNTIF([.D2:.D601]; &quot;Navigation&quot;)" office:value-type="float" office:value="178" calcext:value-type="float">
            <text:p>178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Names and Label</text:p>
          </table:table-cell>
          <table:table-cell table:formula="of:=COUNTIF([.D2:.D601]; &quot;Names and Label&quot;)" office:value-type="float" office:value="188" calcext:value-type="float">
            <text:p>188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Tables and lists</text:p>
          </table:table-cell>
          <table:table-cell table:formula="of:=COUNTIF([.D2:.D601]; &quot;Tables and lists&quot;)" office:value-type="float" office:value="56" calcext:value-type="float">
            <text:p>56</text:p>
          </table:table-cell>
          <table:table-cell table:number-columns-repeated="2"/>
        </table:table-row>
        <table:table-row table:style-name="ro2" table:number-rows-repeated="56">
          <table:table-cell table:number-columns-repeated="7"/>
        </table:table-row>
        <table:table-row table:style-name="ro2" table:number-rows-repeated="7">
          <table:table-cell table:number-columns-repeated="5"/>
          <table:table-cell table:style-name="Default"/>
          <table:table-cell/>
        </table:table-row>
        <table:table-row table:style-name="ro2" table:number-rows-repeated="1047889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Remover Duplicatas" table:style-name="ta1">
        <table:table-column table:style-name="co9" table:default-cell-style-name="ce27"/>
        <table:table-column table:style-name="co10" table:default-cell-style-name="ce27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27"/>
        <table:table-column table:style-name="co15" table:default-cell-style-name="Default"/>
        <table:table-column table:style-name="co8" table:number-columns-repeated="5" table:default-cell-style-name="Default"/>
        <table:table-row table:style-name="ro1">
          <table:table-cell table:style-name="ce14" office:value-type="string" calcext:value-type="string">
            <text:p>Numeração Pesquisa</text:p>
          </table:table-cell>
          <table:table-cell table:style-name="ce14" office:value-type="string" calcext:value-type="string">
            <text:p>Numeração nos PDFs</text:p>
          </table:table-cell>
          <table:table-cell table:style-name="ce31" office:value-type="string" calcext:value-type="string">
            <text:p>Página</text:p>
          </table:table-cell>
          <table:table-cell table:style-name="ce31" office:value-type="string" calcext:value-type="string">
            <text:p>Tipo</text:p>
          </table:table-cell>
          <table:table-cell table:style-name="ce31" office:value-type="string" calcext:value-type="string">
            <text:p>Testado em Dispositivo</text:p>
          </table:table-cell>
          <table:table-cell table:style-name="ce14" office:value-type="string" calcext:value-type="string">
            <text:p>Número da Solução</text:p>
          </table:table-cell>
          <table:table-cell table:style-name="ce31" office:value-type="string" calcext:value-type="string">
            <text:p>Título</text:p>
          </table:table-cell>
          <table:table-cell table:number-columns-repeated="5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Página inicial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ARIA input fields do not have accessible names</text:p>
          </table:table-cell>
          <table:table-cell table:number-columns-repeated="5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Página inicial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  <table:table-cell table:number-columns-repeated="5"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Página inicial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  <table:table-cell table:number-columns-repeated="5"/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Página inicial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15" office:value-type="float" office:value="5" calcext:value-type="float">
            <text:p>5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Página inicial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  <table:table-cell table:number-columns-repeated="5"/>
        </table:table-row>
        <table:table-row table:style-name="ro1">
          <table:table-cell table:style-name="ce15" office:value-type="float" office:value="6" calcext:value-type="float">
            <text:p>6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Página inicial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  <table:table-cell table:number-columns-repeated="5"/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Podcast Unifeso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  <table:table-cell table:number-columns-repeated="5"/>
        </table:table-row>
        <table:table-row table:style-name="ro1">
          <table:table-cell table:style-name="ce15" office:value-type="float" office:value="8" calcext:value-type="float">
            <text:p>8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Podcast Unifeso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15" office:value-type="float" office:value="9" calcext:value-type="float">
            <text:p>9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Podcast Unifeso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  <table:table-cell table:number-columns-repeated="5"/>
        </table:table-row>
        <table:table-row table:style-name="ro1">
          <table:table-cell table:style-name="ce15" office:value-type="float" office:value="10" calcext:value-type="float">
            <text:p>10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Podcast Unifeso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  <table:table-cell table:number-columns-repeated="5"/>
        </table:table-row>
        <table:table-row table:style-name="ro1">
          <table:table-cell table:style-name="ce15" office:value-type="float" office:value="11" calcext:value-type="float">
            <text:p>11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Podcast Unifeso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8" calcext:value-type="float">
            <text:p>8</text:p>
          </table:table-cell>
          <table:table-cell table:style-name="ce33" office:value-type="string" calcext:value-type="string">
            <text:p>&lt;object&gt; elements do not have [alt] text</text:p>
          </table:table-cell>
          <table:table-cell table:number-columns-repeated="5"/>
        </table:table-row>
        <table:table-row table:style-name="ro1">
          <table:table-cell table:style-name="ce15" office:value-type="float" office:value="12" calcext:value-type="float">
            <text:p>12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Pró-Reitoria de Desenvolvimento Institucional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  <table:table-cell table:number-columns-repeated="5"/>
        </table:table-row>
        <table:table-row table:style-name="ro1">
          <table:table-cell table:style-name="ce15" office:value-type="float" office:value="13" calcext:value-type="float">
            <text:p>13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Pró-Reitoria de Desenvolvimento Institucional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9" calcext:value-type="float">
            <text:p>9</text:p>
          </table:table-cell>
          <table:table-cell table:style-name="ce33" office:value-type="string" calcext:value-type="string">
            <text:p>&lt;frame&gt; or &lt;iframe&gt; elements do not have a title</text:p>
          </table:table-cell>
          <table:table-cell table:number-columns-repeated="5"/>
        </table:table-row>
        <table:table-row table:style-name="ro1">
          <table:table-cell table:style-name="ce15" office:value-type="float" office:value="14" calcext:value-type="float">
            <text:p>14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Pró-Reitoria de Desenvolvimento Institucional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  <table:table-cell table:number-columns-repeated="5"/>
        </table:table-row>
        <table:table-row table:style-name="ro1">
          <table:table-cell table:style-name="ce15" office:value-type="float" office:value="15" calcext:value-type="float">
            <text:p>15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Perfil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  <table:table-cell table:number-columns-repeated="5"/>
        </table:table-row>
        <table:table-row table:style-name="ro1">
          <table:table-cell table:style-name="ce15" office:value-type="float" office:value="16" calcext:value-type="float">
            <text:p>16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Painel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0" calcext:value-type="float">
            <text:p>10</text:p>
          </table:table-cell>
          <table:table-cell table:style-name="ce33" office:value-type="string" calcext:value-type="string">
            <text:p>ARIA progressbar elements do not have accessible names.</text:p>
          </table:table-cell>
          <table:table-cell table:number-columns-repeated="5"/>
        </table:table-row>
        <table:table-row table:style-name="ro1">
          <table:table-cell table:style-name="ce15" office:value-type="float" office:value="17" calcext:value-type="float">
            <text:p>17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Painel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  <table:table-cell table:number-columns-repeated="5"/>
        </table:table-row>
        <table:table-row table:style-name="ro1">
          <table:table-cell table:style-name="ce15" office:value-type="float" office:value="18" calcext:value-type="float">
            <text:p>18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Nota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  <table:table-cell table:number-columns-repeated="5"/>
        </table:table-row>
        <table:table-row table:style-name="ro1">
          <table:table-cell table:style-name="ce15" office:value-type="float" office:value="19" calcext:value-type="float">
            <text:p>19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Not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  <table:table-cell table:number-columns-repeated="5"/>
        </table:table-row>
        <table:table-row table:style-name="ro1">
          <table:table-cell table:style-name="ce15" office:value-type="float" office:value="20" calcext:value-type="float">
            <text:p>20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Preferência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  <table:table-cell table:number-columns-repeated="5"/>
        </table:table-row>
        <table:table-row table:style-name="ro1">
          <table:table-cell table:style-name="ce15" office:value-type="float" office:value="21" calcext:value-type="float">
            <text:p>21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Preferênci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  <table:table-cell table:number-columns-repeated="5"/>
        </table:table-row>
        <table:table-row table:style-name="ro1">
          <table:table-cell table:style-name="ce15" office:value-type="float" office:value="22" calcext:value-type="float">
            <text:p>22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2021/1 - CENÁRIOS- CULTURA E GLOBALIZAÇÃO - TURMA 01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  <table:table-cell table:number-columns-repeated="5"/>
        </table:table-row>
        <table:table-row table:style-name="ro1">
          <table:table-cell table:style-name="ce15" office:value-type="float" office:value="23" calcext:value-type="float">
            <text:p>23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2021/1 - CENÁRIOS- CULTURA E GLOBALIZAÇÃO - TURMA 01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  <table:table-cell table:number-columns-repeated="5"/>
        </table:table-row>
        <table:table-row table:style-name="ro1">
          <table:table-cell table:style-name="ce15" office:value-type="float" office:value="24" calcext:value-type="float">
            <text:p>24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2021/1 - CENÁRIOS- CULTURA E GLOBALIZAÇÃO - TURMA 01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1" calcext:value-type="float">
            <text:p>11</text:p>
          </table:table-cell>
          <table:table-cell table:style-name="ce33" office:value-type="string" calcext:value-type="string">
            <text:p>Links do not have a discernible name</text:p>
          </table:table-cell>
          <table:table-cell table:number-columns-repeated="5"/>
        </table:table-row>
        <table:table-row table:style-name="ro1">
          <table:table-cell table:style-name="ce15" office:value-type="float" office:value="25" calcext:value-type="float">
            <text:p>25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2021/1 - CENÁRIOS- CULTURA E GLOBALIZAÇÃO - TURMA 04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  <table:table-cell table:number-columns-repeated="5"/>
        </table:table-row>
        <table:table-row table:style-name="ro1">
          <table:table-cell table:style-name="ce15" office:value-type="float" office:value="26" calcext:value-type="float">
            <text:p>26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  <table:table-cell table:number-columns-repeated="5"/>
        </table:table-row>
        <table:table-row table:style-name="ro1">
          <table:table-cell table:style-name="ce15" office:value-type="float" office:value="27" calcext:value-type="float">
            <text:p>27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15" office:value-type="float" office:value="28" calcext:value-type="float">
            <text:p>28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  <table:table-cell table:number-columns-repeated="5"/>
        </table:table-row>
        <table:table-row table:style-name="ro1">
          <table:table-cell table:style-name="ce15" office:value-type="float" office:value="29" calcext:value-type="float">
            <text:p>29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  <table:table-cell table:number-columns-repeated="5"/>
        </table:table-row>
        <table:table-row table:style-name="ro1">
          <table:table-cell table:style-name="ce15" office:value-type="float" office:value="30" calcext:value-type="float">
            <text:p>30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  <table:table-cell table:number-columns-repeated="5"/>
        </table:table-row>
        <table:table-row table:style-name="ro1">
          <table:table-cell table:style-name="ce15" office:value-type="float" office:value="31" calcext:value-type="float">
            <text:p>31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  <table:table-cell table:number-columns-repeated="5"/>
        </table:table-row>
        <table:table-row table:style-name="ro1">
          <table:table-cell table:style-name="ce15" office:value-type="float" office:value="32" calcext:value-type="float">
            <text:p>32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  <table:table-cell table:number-columns-repeated="5"/>
        </table:table-row>
        <table:table-row table:style-name="ro1">
          <table:table-cell table:style-name="ce15" office:value-type="float" office:value="33" calcext:value-type="float">
            <text:p>33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  <table:table-cell table:number-columns-repeated="5"/>
        </table:table-row>
        <table:table-row table:style-name="ro1">
          <table:table-cell table:style-name="ce15" office:value-type="float" office:value="34" calcext:value-type="float">
            <text:p>34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15" office:value-type="float" office:value="35" calcext:value-type="float">
            <text:p>35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  <table:table-cell table:number-columns-repeated="5"/>
        </table:table-row>
        <table:table-row table:style-name="ro1">
          <table:table-cell table:style-name="ce15" office:value-type="float" office:value="36" calcext:value-type="float">
            <text:p>36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  <table:table-cell table:number-columns-repeated="5"/>
        </table:table-row>
        <table:table-row table:style-name="ro1">
          <table:table-cell table:style-name="ce15" office:value-type="float" office:value="37" calcext:value-type="float">
            <text:p>37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  <table:table-cell table:number-columns-repeated="5"/>
        </table:table-row>
        <table:table-row table:style-name="ro1">
          <table:table-cell table:style-name="ce15" office:value-type="float" office:value="38" calcext:value-type="float">
            <text:p>38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  <table:table-cell table:number-columns-repeated="5"/>
        </table:table-row>
        <table:table-row table:style-name="ro1">
          <table:table-cell table:style-name="ce15" office:value-type="float" office:value="39" calcext:value-type="float">
            <text:p>39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  <table:table-cell table:number-columns-repeated="5"/>
        </table:table-row>
        <table:table-row table:style-name="ro1">
          <table:table-cell table:style-name="ce15" office:value-type="float" office:value="40" calcext:value-type="float">
            <text:p>40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  <table:table-cell table:number-columns-repeated="5"/>
        </table:table-row>
        <table:table-row table:style-name="ro1">
          <table:table-cell table:style-name="ce15" office:value-type="float" office:value="41" calcext:value-type="float">
            <text:p>41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  <table:table-cell table:number-columns-repeated="5"/>
        </table:table-row>
        <table:table-row table:style-name="ro1">
          <table:table-cell table:style-name="ce15" office:value-type="float" office:value="42" calcext:value-type="float">
            <text:p>42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  <table:table-cell table:number-columns-repeated="5"/>
        </table:table-row>
        <table:table-row table:style-name="ro1">
          <table:table-cell table:style-name="ce15" office:value-type="float" office:value="43" calcext:value-type="float">
            <text:p>43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2021/1 – COMPILADORE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  <table:table-cell table:number-columns-repeated="5"/>
        </table:table-row>
        <table:table-row table:style-name="ro1">
          <table:table-cell table:style-name="ce15" office:value-type="float" office:value="44" calcext:value-type="float">
            <text:p>44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2021/1 – COMPILADORE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  <table:table-cell table:number-columns-repeated="5"/>
        </table:table-row>
        <table:table-row table:style-name="ro1">
          <table:table-cell table:style-name="ce15" office:value-type="float" office:value="45" calcext:value-type="float">
            <text:p>45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2021/1 – COMPILADORE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  <table:table-cell table:number-columns-repeated="5"/>
        </table:table-row>
        <table:table-row table:style-name="ro1">
          <table:table-cell table:style-name="ce15" office:value-type="float" office:value="46" calcext:value-type="float">
            <text:p>46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2021/1 – COMPILADORE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  <table:table-cell table:number-columns-repeated="5"/>
        </table:table-row>
        <table:table-row table:style-name="ro1">
          <table:table-cell table:style-name="ce15" office:value-type="float" office:value="47" calcext:value-type="float">
            <text:p>47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2021/1 – COMPILADORE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15" office:value-type="float" office:value="48" calcext:value-type="float">
            <text:p>48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2021/1 – COMPILADORE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  <table:table-cell table:number-columns-repeated="5"/>
        </table:table-row>
        <table:table-row table:style-name="ro1">
          <table:table-cell table:style-name="ce15" office:value-type="float" office:value="49" calcext:value-type="float">
            <text:p>49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2021/1 – COMPILADORE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  <table:table-cell table:number-columns-repeated="5"/>
        </table:table-row>
        <table:table-row table:style-name="ro1">
          <table:table-cell table:style-name="ce15" office:value-type="float" office:value="50" calcext:value-type="float">
            <text:p>50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  <table:table-cell table:number-columns-repeated="5"/>
        </table:table-row>
        <table:table-row table:style-name="ro1">
          <table:table-cell table:style-name="ce15" office:value-type="float" office:value="51" calcext:value-type="float">
            <text:p>51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  <table:table-cell table:number-columns-repeated="5"/>
        </table:table-row>
        <table:table-row table:style-name="ro1">
          <table:table-cell table:style-name="ce15" office:value-type="float" office:value="52" calcext:value-type="float">
            <text:p>52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  <table:table-cell table:number-columns-repeated="5"/>
        </table:table-row>
        <table:table-row table:style-name="ro1">
          <table:table-cell table:style-name="ce15" office:value-type="float" office:value="53" calcext:value-type="float">
            <text:p>53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  <table:table-cell table:number-columns-repeated="5"/>
        </table:table-row>
        <table:table-row table:style-name="ro1">
          <table:table-cell table:style-name="ce15" office:value-type="float" office:value="54" calcext:value-type="float">
            <text:p>54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2021/1 - DESENVOLVIMENTO DE APLICAÇÕES MÓVEI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  <table:table-cell table:number-columns-repeated="5"/>
        </table:table-row>
        <table:table-row table:style-name="ro1">
          <table:table-cell table:style-name="ce15" office:value-type="float" office:value="55" calcext:value-type="float">
            <text:p>55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2022/1 - DESENVOLVIMENTO DE APLICAÇÕES MÓVEI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  <table:table-cell table:number-columns-repeated="5"/>
        </table:table-row>
        <table:table-row table:style-name="ro1">
          <table:table-cell table:style-name="ce15" office:value-type="float" office:value="56" calcext:value-type="float">
            <text:p>56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2023/1 - DESENVOLVIMENTO DE APLICAÇÕES MÓVEI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  <table:table-cell table:number-columns-repeated="5"/>
        </table:table-row>
        <table:table-row table:style-name="ro1">
          <table:table-cell table:style-name="ce15" office:value-type="float" office:value="57" calcext:value-type="float">
            <text:p>57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2024/1 - DESENVOLVIMENTO DE APLICAÇÕES MÓVEI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  <table:table-cell table:number-columns-repeated="4"/>
          <table:table-cell table:style-name="ce35" office:value-type="string" calcext:value-type="string">
            <text:p>continua aqu</text:p>
          </table:table-cell>
        </table:table-row>
        <table:table-row table:style-name="ro1">
          <table:table-cell table:style-name="ce15" office:value-type="float" office:value="58" calcext:value-type="float">
            <text:p>58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  <table:table-cell table:number-columns-repeated="5"/>
        </table:table-row>
        <table:table-row table:style-name="ro1">
          <table:table-cell table:style-name="ce15" office:value-type="float" office:value="59" calcext:value-type="float">
            <text:p>59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  <table:table-cell table:number-columns-repeated="5"/>
        </table:table-row>
        <table:table-row table:style-name="ro1">
          <table:table-cell table:style-name="ce15" office:value-type="float" office:value="60" calcext:value-type="float">
            <text:p>60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  <table:table-cell table:number-columns-repeated="5"/>
        </table:table-row>
        <table:table-row table:style-name="ro1">
          <table:table-cell table:style-name="ce15" office:value-type="float" office:value="61" calcext:value-type="float">
            <text:p>61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  <table:table-cell table:number-columns-repeated="5"/>
        </table:table-row>
        <table:table-row table:style-name="ro1">
          <table:table-cell table:style-name="ce15" office:value-type="float" office:value="62" calcext:value-type="float">
            <text:p>62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  <table:table-cell table:number-columns-repeated="5"/>
        </table:table-row>
        <table:table-row table:style-name="ro1">
          <table:table-cell table:style-name="ce15" office:value-type="float" office:value="63" calcext:value-type="float">
            <text:p>63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2021/1 - COMPUTAÇÃO GRÁFICA E PROCESSAMENTO DE IMAGEN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  <table:table-cell table:number-columns-repeated="5"/>
        </table:table-row>
        <table:table-row table:style-name="ro1">
          <table:table-cell table:style-name="ce15" office:value-type="float" office:value="64" calcext:value-type="float">
            <text:p>64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2022/1 - COMPUTAÇÃO GRÁFICA E PROCESSAMENTO DE IMAGEN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  <table:table-cell table:number-columns-repeated="5"/>
        </table:table-row>
        <table:table-row table:style-name="ro1">
          <table:table-cell table:style-name="ce15" office:value-type="float" office:value="65" calcext:value-type="float">
            <text:p>65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2023/1 - COMPUTAÇÃO GRÁFICA E PROCESSAMENTO DE IMAGEN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  <table:table-cell table:number-columns-repeated="5"/>
        </table:table-row>
        <table:table-row table:style-name="ro1">
          <table:table-cell table:style-name="ce15" office:value-type="float" office:value="66" calcext:value-type="float">
            <text:p>66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2024/1 - COMPUTAÇÃO GRÁFICA E PROCESSAMENTO DE IMAGEN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15" office:value-type="float" office:value="67" calcext:value-type="float">
            <text:p>67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  <table:table-cell table:number-columns-repeated="5"/>
        </table:table-row>
        <table:table-row table:style-name="ro1">
          <table:table-cell table:style-name="ce15" office:value-type="float" office:value="68" calcext:value-type="float">
            <text:p>68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2021/1 - PRÁTICAS INTEGRADAS EM CIÊNCIAS E TECNOLOGIAS VII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  <table:table-cell table:number-columns-repeated="5"/>
        </table:table-row>
        <table:table-row table:style-name="ro1">
          <table:table-cell table:style-name="ce15" office:value-type="float" office:value="69" calcext:value-type="float">
            <text:p>69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2022/1 - PRÁTICAS INTEGRADAS EM CIÊNCIAS E TECNOLOGIAS VII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  <table:table-cell table:number-columns-repeated="5"/>
        </table:table-row>
        <table:table-row table:style-name="ro1">
          <table:table-cell table:style-name="ce15" office:value-type="float" office:value="70" calcext:value-type="float">
            <text:p>70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2023/1 - PRÁTICAS INTEGRADAS EM CIÊNCIAS E TECNOLOGIAS VII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  <table:table-cell table:number-columns-repeated="5"/>
        </table:table-row>
        <table:table-row table:style-name="ro1">
          <table:table-cell table:style-name="ce15" office:value-type="float" office:value="71" calcext:value-type="float">
            <text:p>71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2024/1 - PRÁTICAS INTEGRADAS EM CIÊNCIAS E TECNOLOGIAS VII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15" office:value-type="float" office:value="72" calcext:value-type="float">
            <text:p>72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  <table:table-cell table:number-columns-repeated="5"/>
        </table:table-row>
        <table:table-row table:style-name="ro1">
          <table:table-cell table:style-name="ce15" office:value-type="float" office:value="73" calcext:value-type="float">
            <text:p>73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COORDENAÇÃO CENÁRIO- CULTURA E GLOBALIZAÇÃO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  <table:table-cell table:number-columns-repeated="5"/>
        </table:table-row>
        <table:table-row table:style-name="ro1">
          <table:table-cell table:style-name="ce15" office:value-type="float" office:value="74" calcext:value-type="float">
            <text:p>74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COORDENAÇÃO CENÁRIO- CULTURA E GLOBALIZAÇÃO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  <table:table-cell table:number-columns-repeated="5"/>
        </table:table-row>
        <table:table-row table:style-name="ro1">
          <table:table-cell table:style-name="ce15" office:value-type="float" office:value="75" calcext:value-type="float">
            <text:p>75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COORDENAÇÃO CENÁRIO- CULTURA E GLOBALIZAÇÃO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9" calcext:value-type="float">
            <text:p>9</text:p>
          </table:table-cell>
          <table:table-cell table:style-name="ce33" office:value-type="string" calcext:value-type="string">
            <text:p>&lt;frame&gt; or &lt;iframe&gt; elements do not have a title</text:p>
          </table:table-cell>
          <table:table-cell table:number-columns-repeated="5"/>
        </table:table-row>
        <table:table-row table:style-name="ro1">
          <table:table-cell table:style-name="ce15" office:value-type="float" office:value="76" calcext:value-type="float">
            <text:p>76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COORDENAÇÃO CENÁRIO- CULTURA E GLOBALIZAÇÃO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  <table:table-cell table:number-columns-repeated="5"/>
        </table:table-row>
        <table:table-row table:style-name="ro1">
          <table:table-cell table:style-name="ce15" office:value-type="float" office:value="77" calcext:value-type="float">
            <text:p>77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15" office:value-type="float" office:value="78" calcext:value-type="float">
            <text:p>78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  <table:table-cell table:number-columns-repeated="5"/>
        </table:table-row>
        <table:table-row table:style-name="ro1">
          <table:table-cell table:style-name="ce15" office:value-type="float" office:value="79" calcext:value-type="float">
            <text:p>79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  <table:table-cell table:number-columns-repeated="5"/>
        </table:table-row>
        <table:table-row table:style-name="ro1">
          <table:table-cell table:style-name="ce15" office:value-type="float" office:value="80" calcext:value-type="float">
            <text:p>80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  <table:table-cell table:number-columns-repeated="5"/>
        </table:table-row>
        <table:table-row table:style-name="ro1">
          <table:table-cell table:style-name="ce15" office:value-type="float" office:value="81" calcext:value-type="float">
            <text:p>81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15" office:value-type="float" office:value="82" calcext:value-type="float">
            <text:p>82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  <table:table-cell table:number-columns-repeated="5"/>
        </table:table-row>
        <table:table-row table:style-name="ro1">
          <table:table-cell table:style-name="ce15" office:value-type="float" office:value="83" calcext:value-type="float">
            <text:p>83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  <table:table-cell table:number-columns-repeated="5"/>
        </table:table-row>
        <table:table-row table:style-name="ro1">
          <table:table-cell table:style-name="ce15" office:value-type="float" office:value="84" calcext:value-type="float">
            <text:p>84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  <table:table-cell table:number-columns-repeated="5"/>
        </table:table-row>
        <table:table-row table:style-name="ro1">
          <table:table-cell table:style-name="ce15" office:value-type="float" office:value="85" calcext:value-type="float">
            <text:p>85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Boas Vind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15" office:value-type="float" office:value="86" calcext:value-type="float">
            <text:p>86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Boas Vind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  <table:table-cell table:number-columns-repeated="5"/>
        </table:table-row>
        <table:table-row table:style-name="ro1">
          <table:table-cell table:style-name="ce15" office:value-type="float" office:value="87" calcext:value-type="float">
            <text:p>87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Boas Vind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  <table:table-cell table:number-columns-repeated="5"/>
        </table:table-row>
        <table:table-row table:style-name="ro1">
          <table:table-cell table:style-name="ce15" office:value-type="float" office:value="88" calcext:value-type="float">
            <text:p>88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Documentos e Arquivo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  <table:table-cell table:number-columns-repeated="5"/>
        </table:table-row>
        <table:table-row table:style-name="ro1">
          <table:table-cell table:style-name="ce15" office:value-type="float" office:value="89" calcext:value-type="float">
            <text:p>89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Documentos e Arquivo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15" office:value-type="float" office:value="90" calcext:value-type="float">
            <text:p>90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Documentos e Arquivo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  <table:table-cell table:number-columns-repeated="5"/>
        </table:table-row>
        <table:table-row table:style-name="ro1">
          <table:table-cell table:style-name="ce15" office:value-type="float" office:value="91" calcext:value-type="float">
            <text:p>91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Documentos e Arquivo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  <table:table-cell table:number-columns-repeated="5"/>
        </table:table-row>
        <table:table-row table:style-name="ro1">
          <table:table-cell table:style-name="ce15" office:value-type="float" office:value="92" calcext:value-type="float">
            <text:p>92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Encontros: Aulas Virtuais e Resgate de Aprendizagem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15" office:value-type="float" office:value="93" calcext:value-type="float">
            <text:p>93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Encontros: Aulas Virtuais e Resgate de Aprendizagem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  <table:table-cell table:number-columns-repeated="5"/>
        </table:table-row>
        <table:table-row table:style-name="ro1">
          <table:table-cell table:style-name="ce15" office:value-type="float" office:value="94" calcext:value-type="float">
            <text:p>94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Encontros: Aulas Virtuais e Resgate de Aprendizagem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  <table:table-cell table:number-columns-repeated="5"/>
        </table:table-row>
        <table:table-row table:style-name="ro1">
          <table:table-cell table:style-name="ce15" office:value-type="float" office:value="95" calcext:value-type="float">
            <text:p>95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Tutoriai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15" office:value-type="float" office:value="96" calcext:value-type="float">
            <text:p>96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Tutoriai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  <table:table-cell table:number-columns-repeated="5"/>
        </table:table-row>
        <table:table-row table:style-name="ro1">
          <table:table-cell table:style-name="ce15" office:value-type="float" office:value="97" calcext:value-type="float">
            <text:p>97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Tutoriai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  <table:table-cell table:number-columns-repeated="5"/>
        </table:table-row>
        <table:table-row table:style-name="ro1">
          <table:table-cell table:style-name="ce15" office:value-type="float" office:value="98" calcext:value-type="float">
            <text:p>98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COORDENAÇÃO GRADUAÇÃO EM CIÊNCIA DA COMPUTAÇÃO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  <table:table-cell table:number-columns-repeated="5"/>
        </table:table-row>
        <table:table-row table:style-name="ro1">
          <table:table-cell table:style-name="ce15" office:value-type="float" office:value="99" calcext:value-type="float">
            <text:p>99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COORDENAÇÃO GRADUAÇÃO EM CIÊNCIA DA COMPUTAÇÃO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  <table:table-cell table:number-columns-repeated="5"/>
        </table:table-row>
        <table:table-row table:style-name="ro1">
          <table:table-cell table:style-name="ce15" office:value-type="float" office:value="100" calcext:value-type="float">
            <text:p>100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COORDENAÇÃO GRADUAÇÃO EM CIÊNCIA DA COMPUTAÇÃO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9" calcext:value-type="float">
            <text:p>9</text:p>
          </table:table-cell>
          <table:table-cell table:style-name="ce33" office:value-type="string" calcext:value-type="string">
            <text:p>&lt;frame&gt; or &lt;iframe&gt; elements do not have a title</text:p>
          </table:table-cell>
          <table:table-cell table:number-columns-repeated="5"/>
        </table:table-row>
        <table:table-row table:style-name="ro1">
          <table:table-cell table:style-name="ce15" office:value-type="float" office:value="101" calcext:value-type="float">
            <text:p>101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COORDENAÇÃO GRADUAÇÃO EM CIÊNCIA DA COMPUTAÇÃO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  <table:table-cell table:number-columns-repeated="5"/>
        </table:table-row>
        <table:table-row table:style-name="ro1">
          <table:table-cell table:style-name="ce15" office:value-type="float" office:value="102" calcext:value-type="float">
            <text:p>102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COORDENAÇÃO GRADUAÇÃO EM CIÊNCIA DA COMPUTAÇÃO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15" office:value-type="float" office:value="103" calcext:value-type="float">
            <text:p>103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Atendimento da Coordenação de Curso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  <table:table-cell table:number-columns-repeated="5"/>
        </table:table-row>
        <table:table-row table:style-name="ro1">
          <table:table-cell table:style-name="ce15" office:value-type="float" office:value="104" calcext:value-type="float">
            <text:p>104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Atendimento da Coordenação de Curso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15" office:value-type="float" office:value="105" calcext:value-type="float">
            <text:p>105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Atendimento da Coordenação de Curso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  <table:table-cell table:number-columns-repeated="5"/>
        </table:table-row>
        <table:table-row table:style-name="ro1">
          <table:table-cell table:style-name="ce15" office:value-type="float" office:value="106" calcext:value-type="float">
            <text:p>106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Atendimento da Coordenação de Curso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  <table:table-cell table:number-columns-repeated="5"/>
        </table:table-row>
        <table:table-row table:style-name="ro1">
          <table:table-cell table:style-name="ce15" office:value-type="float" office:value="107" calcext:value-type="float">
            <text:p>107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Encontros: NDE, Colegiado de Curso, Reunião com Discentes e Monitoria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15" office:value-type="float" office:value="108" calcext:value-type="float">
            <text:p>108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Encontros: NDE, Colegiado de Curso, Reunião com Discentes e Monitoria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  <table:table-cell table:number-columns-repeated="5"/>
        </table:table-row>
        <table:table-row table:style-name="ro1">
          <table:table-cell table:style-name="ce15" office:value-type="float" office:value="109" calcext:value-type="float">
            <text:p>109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Encontros: NDE, Colegiado de Curso, Reunião com Discentes e Monitoria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  <table:table-cell table:number-columns-repeated="5"/>
        </table:table-row>
        <table:table-row table:style-name="ro1">
          <table:table-cell table:style-name="ce15" office:value-type="float" office:value="110" calcext:value-type="float">
            <text:p>110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TCC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15" office:value-type="float" office:value="111" calcext:value-type="float">
            <text:p>111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TCC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  <table:table-cell table:number-columns-repeated="5"/>
        </table:table-row>
        <table:table-row table:style-name="ro1">
          <table:table-cell table:style-name="ce15" office:value-type="float" office:value="112" calcext:value-type="float">
            <text:p>112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TCC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  <table:table-cell table:number-columns-repeated="5"/>
        </table:table-row>
        <table:table-row table:style-name="ro1">
          <table:table-cell table:style-name="ce15" office:value-type="float" office:value="113" calcext:value-type="float">
            <text:p>113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Monitoria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15" office:value-type="float" office:value="114" calcext:value-type="float">
            <text:p>114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Monitoria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  <table:table-cell table:number-columns-repeated="5"/>
        </table:table-row>
        <table:table-row table:style-name="ro1">
          <table:table-cell table:style-name="ce15" office:value-type="float" office:value="115" calcext:value-type="float">
            <text:p>115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Monitoria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  <table:table-cell table:number-columns-repeated="5"/>
        </table:table-row>
        <table:table-row table:style-name="ro1">
          <table:table-cell table:style-name="ce15" office:value-type="float" office:value="116" calcext:value-type="float">
            <text:p>116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Eventos Online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15" office:value-type="float" office:value="117" calcext:value-type="float">
            <text:p>117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Eventos Online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  <table:table-cell table:number-columns-repeated="5"/>
        </table:table-row>
        <table:table-row table:style-name="ro1">
          <table:table-cell table:style-name="ce15" office:value-type="float" office:value="118" calcext:value-type="float">
            <text:p>118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Eventos Online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  <table:table-cell table:number-columns-repeated="5"/>
        </table:table-row>
        <table:table-row table:style-name="ro1">
          <table:table-cell table:style-name="ce15" office:value-type="float" office:value="119" calcext:value-type="float">
            <text:p>119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Projeto Egressso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13" calcext:value-type="float">
            <text:p>13</text:p>
          </table:table-cell>
          <table:table-cell table:style-name="ce33" office:value-type="string" calcext:value-type="string">
            <text:p>button, link, and menuitem elements do not have accessible names.</text:p>
          </table:table-cell>
          <table:table-cell table:number-columns-repeated="5"/>
        </table:table-row>
        <table:table-row table:style-name="ro1">
          <table:table-cell table:style-name="ce15" office:value-type="float" office:value="120" calcext:value-type="float">
            <text:p>120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Projeto Egressso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15" office:value-type="float" office:value="121" calcext:value-type="float">
            <text:p>121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Projeto Egressso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  <table:table-cell table:number-columns-repeated="5"/>
        </table:table-row>
        <table:table-row table:style-name="ro1">
          <table:table-cell table:style-name="ce15" office:value-type="float" office:value="122" calcext:value-type="float">
            <text:p>122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Projeto Egressso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  <table:table-cell table:number-columns-repeated="5"/>
        </table:table-row>
        <table:table-row table:style-name="ro1">
          <table:table-cell table:style-name="ce15" office:value-type="float" office:value="123" calcext:value-type="float">
            <text:p>123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NAPPA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15" office:value-type="float" office:value="124" calcext:value-type="float">
            <text:p>124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NAPPA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  <table:table-cell table:number-columns-repeated="5"/>
        </table:table-row>
        <table:table-row table:style-name="ro1">
          <table:table-cell table:style-name="ce15" office:value-type="float" office:value="125" calcext:value-type="float">
            <text:p>125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NAPPA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  <table:table-cell table:number-columns-repeated="5"/>
        </table:table-row>
        <table:table-row table:style-name="ro1">
          <table:table-cell table:style-name="ce15" office:value-type="float" office:value="126" calcext:value-type="float">
            <text:p>126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Teste de Progresso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15" office:value-type="float" office:value="127" calcext:value-type="float">
            <text:p>127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Teste de Progresso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  <table:table-cell table:number-columns-repeated="5"/>
        </table:table-row>
        <table:table-row table:style-name="ro1">
          <table:table-cell table:style-name="ce15" office:value-type="float" office:value="128" calcext:value-type="float">
            <text:p>128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Teste de Progresso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  <table:table-cell table:number-columns-repeated="5"/>
        </table:table-row>
        <table:table-row table:style-name="ro1">
          <table:table-cell table:style-name="ce15" office:value-type="float" office:value="129" calcext:value-type="float">
            <text:p>129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EVENTOS ONLINE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  <table:table-cell table:number-columns-repeated="5"/>
        </table:table-row>
        <table:table-row table:style-name="ro1">
          <table:table-cell table:style-name="ce15" office:value-type="float" office:value="130" calcext:value-type="float">
            <text:p>130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VENTOS ONLINE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  <table:table-cell table:number-columns-repeated="5"/>
        </table:table-row>
        <table:table-row table:style-name="ro1">
          <table:table-cell table:style-name="ce15" office:value-type="float" office:value="131" calcext:value-type="float">
            <text:p>131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EVENTOS ONLINE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  <table:table-cell table:number-columns-repeated="5"/>
        </table:table-row>
        <table:table-row table:style-name="ro1">
          <table:table-cell table:style-name="ce15" office:value-type="float" office:value="132" calcext:value-type="float">
            <text:p>132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VENTOS ONLINE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15" office:value-type="float" office:value="133" calcext:value-type="float">
            <text:p>133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Direção de Pós-Graduação, Pesquisa e Extensão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  <table:table-cell table:number-columns-repeated="5"/>
        </table:table-row>
        <table:table-row table:style-name="ro1">
          <table:table-cell table:style-name="ce15" office:value-type="float" office:value="134" calcext:value-type="float">
            <text:p>134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Direção de Pós-Graduação, Pesquisa e Extensão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15" office:value-type="float" office:value="135" calcext:value-type="float">
            <text:p>135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Direção de Pós-Graduação, Pesquisa e Extensão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  <table:table-cell table:number-columns-repeated="5"/>
        </table:table-row>
        <table:table-row table:style-name="ro1">
          <table:table-cell table:style-name="ce15" office:value-type="float" office:value="136" calcext:value-type="float">
            <text:p>136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Direção de Pós-Graduação, Pesquisa e Extensão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  <table:table-cell table:number-columns-repeated="5"/>
        </table:table-row>
        <table:table-row table:style-name="ro1">
          <table:table-cell table:style-name="ce15" office:value-type="float" office:value="137" calcext:value-type="float">
            <text:p>137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CCH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15" office:value-type="float" office:value="138" calcext:value-type="float">
            <text:p>138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CCH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  <table:table-cell table:number-columns-repeated="5"/>
        </table:table-row>
        <table:table-row table:style-name="ro1">
          <table:table-cell table:style-name="ce15" office:value-type="float" office:value="139" calcext:value-type="float">
            <text:p>139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CCH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  <table:table-cell table:number-columns-repeated="5"/>
        </table:table-row>
        <table:table-row table:style-name="ro1">
          <table:table-cell table:style-name="ce15" office:value-type="float" office:value="140" calcext:value-type="float">
            <text:p>140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CC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15" office:value-type="float" office:value="141" calcext:value-type="float">
            <text:p>141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CC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  <table:table-cell table:number-columns-repeated="5"/>
        </table:table-row>
        <table:table-row table:style-name="ro1">
          <table:table-cell table:style-name="ce15" office:value-type="float" office:value="142" calcext:value-type="float">
            <text:p>142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CC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  <table:table-cell table:number-columns-repeated="5"/>
        </table:table-row>
        <table:table-row table:style-name="ro1">
          <table:table-cell table:style-name="ce15" office:value-type="float" office:value="143" calcext:value-type="float">
            <text:p>143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CCT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15" office:value-type="float" office:value="144" calcext:value-type="float">
            <text:p>144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CCT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  <table:table-cell table:number-columns-repeated="5"/>
        </table:table-row>
        <table:table-row table:style-name="ro1">
          <table:table-cell table:style-name="ce15" office:value-type="float" office:value="145" calcext:value-type="float">
            <text:p>145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CCT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  <table:table-cell table:number-columns-repeated="5"/>
        </table:table-row>
        <table:table-row table:style-name="ro1">
          <table:table-cell table:style-name="ce15" office:value-type="float" office:value="146" calcext:value-type="float">
            <text:p>146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HCTCO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15" office:value-type="float" office:value="147" calcext:value-type="float">
            <text:p>147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HCTCO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  <table:table-cell table:number-columns-repeated="5"/>
        </table:table-row>
        <table:table-row table:style-name="ro1">
          <table:table-cell table:style-name="ce15" office:value-type="float" office:value="148" calcext:value-type="float">
            <text:p>148</text:p>
          </table:table-cell>
          <table:table-cell table:style-name="ce30" office:value-type="float" office:value="5" calcext:value-type="float">
            <text:p>5</text:p>
          </table:table-cell>
          <table:table-cell table:style-name="ce34" office:value-type="string" calcext:value-type="string">
            <text:p>Seção HCTCO</text:p>
          </table:table-cell>
          <table:table-cell table:style-name="ce34" office:value-type="string" calcext:value-type="string">
            <text:p>Names and Label</text:p>
          </table:table-cell>
          <table:table-cell table:style-name="ce34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4" office:value-type="string" calcext:value-type="string">
            <text:p>Form elements do not have associated labels</text:p>
          </table:table-cell>
          <table:table-cell table:number-columns-repeated="5"/>
        </table:table-row>
        <table:table-row table:style-name="ro2" table:number-rows-repeated="9">
          <table:table-cell table:number-columns-repeated="12"/>
        </table:table-row>
        <table:table-row table:style-name="ro2">
          <table:table-cell table:number-columns-repeated="6"/>
          <table:table-cell table:style-name="ce27"/>
          <table:table-cell table:number-columns-repeated="5"/>
        </table:table-row>
        <table:table-row table:style-name="ro2" table:number-rows-repeated="68">
          <table:table-cell table:number-columns-repeated="12"/>
        </table:table-row>
        <table:table-row table:style-name="ro2" table:number-rows-repeated="7">
          <table:table-cell table:number-columns-repeated="5"/>
          <table:table-cell table:style-name="Default"/>
          <table:table-cell table:number-columns-repeated="6"/>
        </table:table-row>
        <table:table-row table:style-name="ro2" table:number-rows-repeated="1048341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Problemas por página" table:style-name="ta1">
        <table:table-column table:style-name="co16" table:default-cell-style-name="ce27"/>
        <table:table-column table:style-name="co17" table:default-cell-style-name="ce27"/>
        <table:table-column table:style-name="co18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ce27"/>
        <table:table-column table:style-name="co21" table:default-cell-style-name="Default"/>
        <table:table-row table:style-name="ro2">
          <table:table-cell table:style-name="ce36" office:value-type="string" calcext:value-type="string">
            <text:p>Numeração Pesquisa</text:p>
          </table:table-cell>
          <table:table-cell table:style-name="ce36" office:value-type="string" calcext:value-type="string">
            <text:p>Numeração nos PDFs</text:p>
          </table:table-cell>
          <table:table-cell table:style-name="ce35" office:value-type="string" calcext:value-type="string">
            <text:p>Página</text:p>
          </table:table-cell>
          <table:table-cell table:style-name="ce35" office:value-type="string" calcext:value-type="string">
            <text:p>Tipo</text:p>
          </table:table-cell>
          <table:table-cell table:style-name="ce35" office:value-type="string" calcext:value-type="string">
            <text:p>Testado em Dispositivo</text:p>
          </table:table-cell>
          <table:table-cell table:style-name="ce36" office:value-type="string" calcext:value-type="string">
            <text:p>Número da Solução</text:p>
          </table:table-cell>
          <table:table-cell table:style-name="ce35" office:value-type="string" calcext:value-type="string">
            <text:p>Título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ágina inicial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IA input fields do not have accessible names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ágina inicial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ágina inicial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ágina inicial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Página inicial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Página inicial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IA input fields do not have accessible names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us cursos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IA input fields do not have accessible names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us cursos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us cursos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us curso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us curso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us curso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us curso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cast Unifeso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dcast Unifeso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dcast Unifeso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dcast Unifeso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dcast Unifeso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dcast Unifeso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lt;object&gt; elements do not have [alt] text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ó-Reitoria de Desenvolvimento Institucional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ó-Reitoria de Desenvolvimento Institucional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ó-Reitoria de Desenvolvimento Institucional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ó-Reitoria de Desenvolvimento Institucional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lt;frame&gt; or &lt;iframe&gt; elements do not have a title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ó-Reitoria de Desenvolvimento Institucional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ó-Reitoria de Desenvolvimento Institucional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fil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fil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rfil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fil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fil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inel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IA progressbar elements do not have accessible names.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inel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inel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inel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inel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inel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ágina Notas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3">Página </text:span>Nota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3">Página </text:span>Nota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3">Página </text:span>Nota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3">Página </text:span>Nota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ferências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ferência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ferência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eferência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eferência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Seção 2021/1 - CENÁRIOS- CULTURA E GLOBALIZAÇÃO - TURMA 01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2021/1 - CENÁRIOS- CULTURA E GLOBALIZAÇÃO - TURMA 01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2021/1 - CENÁRIOS- CULTURA E GLOBALIZAÇÃO - TURMA 01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inks do not have a discernible name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2021/1 - CENÁRIOS- CULTURA E GLOBALIZAÇÃO - TURMA 01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2021/1 - CENÁRIOS- CULTURA E GLOBALIZAÇÃO - TURMA 02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2021/1 - CENÁRIOS- CULTURA E GLOBALIZAÇÃO - TURMA 03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2021/1 - CENÁRIOS- CULTURA E GLOBALIZAÇÃO - TURMA 04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2021/1 - CENÁRIOS- CULTURA E GLOBALIZAÇÃO - TURMA 05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Participantes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Participantes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Participante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Participante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Participante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Participante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Competências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Competências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Competência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Competência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Competência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Competência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Notas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Notas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Nota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Nota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Nota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Nota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Guia do Estudante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Guia do Estudante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Guia do Estudante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Guia do Estudante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inks do not have a discernible name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Guia do Estudante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Guia do Estudante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Guia do Estudante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Guia do Estudante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Conteúdo das Aulas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Conteúdo das Aulas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Conteúdo das Aula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Conteúdo das Aula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inks do not have a discernible name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Conteúdo das Aulas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Conteúdo das Aula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Conteúdo das Aula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Conteúdo das Aula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Encontros Virtuais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Encontros Virtuais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Encontros Virtuai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Encontros Virtuai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inks do not have a discernible name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Encontros Virtuais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Encontros Virtuai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Encontros Virtuai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Encontros Virtuai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Exercícios das Aulas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Exercícios das Aulas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Exercícios das Aula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Exercícios das Aula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inks do not have a discernible name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Exercícios das Aulas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Exercícios das Aula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Exercícios das Aula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Exercícios das Aula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Avaliações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Avaliações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Avaliaçõe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Avaliaçõe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inks do not have a discernible name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Avaliações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Avaliaçõe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Avaliaçõe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Avaliaçõe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Seção 2021/1 – COMPILADORES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ce38" office:value-type="string" calcext:value-type="string">
            <text:p>Seção 2021/1 – COMPILADORES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style-name="ce38" office:value-type="string" calcext:value-type="string">
            <text:p>Seção 2021/1 – COMPILADORES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2021/1 – COMPILADORES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2021/1 – COMPILADORE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2021/1 – COMPILADORE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2021/1 – COMPILADORE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2021/1 – COMPILADORE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Monitoria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Monitoria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Monitoria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Monitoria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Monitoria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Monitoria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Monitoria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021/1 - DESENVOLVIMENTO DE APLICAÇÕES MÓVEIS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style-name="ce38" office:value-type="string" calcext:value-type="string">
            <text:p>2022/1 - DESENVOLVIMENTO DE APLICAÇÕES MÓVEIS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style-name="ce38" office:value-type="string" calcext:value-type="string">
            <text:p>2023/1 - DESENVOLVIMENTO DE APLICAÇÕES MÓVEIS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style-name="ce38" office:value-type="string" calcext:value-type="string">
            <text:p>2024/1 - DESENVOLVIMENTO DE APLICAÇÕES MÓVEI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table:style-name="ce38" office:value-type="string" calcext:value-type="string">
            <text:p>2025/1 - DESENVOLVIMENTO DE APLICAÇÕES MÓVEI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style-name="ce38" office:value-type="string" calcext:value-type="string">
            <text:p>2026/1 - DESENVOLVIMENTO DE APLICAÇÕES MÓVEI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table:style-name="ce38" office:value-type="string" calcext:value-type="string">
            <text:p>2027/1 - DESENVOLVIMENTO DE APLICAÇÕES MÓVEI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021/1 - COMPUTAÇÃO GRÁFICA E PROCESSAMENTO DE IMAGENS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table:style-name="ce38" office:value-type="string" calcext:value-type="string">
            <text:p>2022/1 - COMPUTAÇÃO GRÁFICA E PROCESSAMENTO DE IMAGENS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4" calcext:value-type="float">
            <text:p>4</text:p>
          </table:table-cell>
          <table:table-cell table:style-name="ce38" office:value-type="string" calcext:value-type="string">
            <text:p>2023/1 - COMPUTAÇÃO GRÁFICA E PROCESSAMENTO DE IMAGENS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table:style-name="ce38" office:value-type="string" calcext:value-type="string">
            <text:p>2024/1 - COMPUTAÇÃO GRÁFICA E PROCESSAMENTO DE IMAGEN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style-name="ce38" office:value-type="string" calcext:value-type="string">
            <text:p>2025/1 - COMPUTAÇÃO GRÁFICA E PROCESSAMENTO DE IMAGEN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style-name="ce38" office:value-type="string" calcext:value-type="string">
            <text:p>2026/1 - COMPUTAÇÃO GRÁFICA E PROCESSAMENTO DE IMAGEN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table:style-name="ce38" office:value-type="string" calcext:value-type="string">
            <text:p>2027/1 - COMPUTAÇÃO GRÁFICA E PROCESSAMENTO DE IMAGEN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Participantes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Participantes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Participante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Participante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Participante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Participante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Competências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Competências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Competência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Competência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Competência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Competência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Notas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Notas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Nota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Nota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Nota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Nota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Guia do Estudante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Guia do Estudante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Guia do Estudante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Guia do Estudante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Guia do Estudante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Guia do Estudante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Guia do Estudante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Conteúdo das Aulas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Conteúdo das Aulas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Conteúdo das Aula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Conteúdo das Aulas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Conteúdo das Aula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Conteúdo das Aula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Conteúdo das Aula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Encontros Virtuais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Encontros Virtuais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Encontros Virtuai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Encontros Virtuais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Encontros Virtuai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Encontros Virtuai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Encontros Virtuai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Exercícios das Aulas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Exercícios das Aulas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Exercícios das Aula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Exercícios das Aulas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Exercícios das Aula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Exercícios das Aula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Exercícios das Aula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Avaliações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Avaliações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Avaliaçõe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Avaliações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Avaliaçõe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Avaliaçõe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Avaliaçõe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Monitoria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Monitoria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Monitoria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Monitoria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Monitoria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Monitoria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Monitoria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021/1 - PRÁTICAS INTEGRADAS EM CIÊNCIAS E TECNOLOGIAS VII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table:style-name="ce38" office:value-type="string" calcext:value-type="string">
            <text:p>2022/1 - PRÁTICAS INTEGRADAS EM CIÊNCIAS E TECNOLOGIAS VII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4" calcext:value-type="float">
            <text:p>4</text:p>
          </table:table-cell>
          <table:table-cell table:style-name="ce38" office:value-type="string" calcext:value-type="string">
            <text:p>2023/1 - PRÁTICAS INTEGRADAS EM CIÊNCIAS E TECNOLOGIAS VII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float" office:value="2" calcext:value-type="float">
            <text:p>2</text:p>
          </table:table-cell>
          <table:table-cell table:style-name="ce38" office:value-type="string" calcext:value-type="string">
            <text:p>2024/1 - PRÁTICAS INTEGRADAS EM CIÊNCIAS E TECNOLOGIAS VII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style-name="ce38" office:value-type="string" calcext:value-type="string">
            <text:p>2025/1 - PRÁTICAS INTEGRADAS EM CIÊNCIAS E TECNOLOGIAS VII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float" office:value="4" calcext:value-type="float">
            <text:p>4</text:p>
          </table:table-cell>
          <table:table-cell table:style-name="ce38" office:value-type="string" calcext:value-type="string">
            <text:p>2026/1 - PRÁTICAS INTEGRADAS EM CIÊNCIAS E TECNOLOGIAS VII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float" office:value="5" calcext:value-type="float">
            <text:p>5</text:p>
          </table:table-cell>
          <table:table-cell table:style-name="ce38" office:value-type="string" calcext:value-type="string">
            <text:p>2027/1 - PRÁTICAS INTEGRADAS EM CIÊNCIAS E TECNOLOGIAS VII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COORDENAÇÃO CENÁRIO- CULTURA E GLOBALIZAÇÃO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table:style-name="ce38" office:value-type="string" calcext:value-type="string">
            <text:p>COORDENAÇÃO CENÁRIO- CULTURA E GLOBALIZAÇÃO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float" office:value="4" calcext:value-type="float">
            <text:p>4</text:p>
          </table:table-cell>
          <table:table-cell table:style-name="ce38" office:value-type="string" calcext:value-type="string">
            <text:p>COORDENAÇÃO CENÁRIO- CULTURA E GLOBALIZAÇÃO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lt;frame&gt; or &lt;iframe&gt; elements do not have a title</text:p>
          </table:table-cell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float" office:value="4" calcext:value-type="float">
            <text:p>4</text:p>
          </table:table-cell>
          <table:table-cell table:style-name="ce38" office:value-type="string" calcext:value-type="string">
            <text:p>COORDENAÇÃO CENÁRIO- CULTURA E GLOBALIZAÇÃO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float" office:value="2" calcext:value-type="float">
            <text:p>2</text:p>
          </table:table-cell>
          <table:table-cell table:style-name="ce38" office:value-type="string" calcext:value-type="string">
            <text:p>COORDENAÇÃO CENÁRIO- CULTURA E GLOBALIZAÇÃO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 table:style-name="ce38" office:value-type="string" calcext:value-type="string">
            <text:p>COORDENAÇÃO CENÁRIO- CULTURA E GLOBALIZAÇÃO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float" office:value="4" calcext:value-type="float">
            <text:p>4</text:p>
          </table:table-cell>
          <table:table-cell table:style-name="ce38" office:value-type="string" calcext:value-type="string">
            <text:p>COORDENAÇÃO CENÁRIO- CULTURA E GLOBALIZAÇÃO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float" office:value="5" calcext:value-type="float">
            <text:p>5</text:p>
          </table:table-cell>
          <table:table-cell table:style-name="ce38" office:value-type="string" calcext:value-type="string">
            <text:p>COORDENAÇÃO CENÁRIO- CULTURA E GLOBALIZAÇÃO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Boas Vindas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Boas Vindas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Boas Vinda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lt;frame&gt; or &lt;iframe&gt; elements do not have a title</text:p>
          </table:table-cell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Boas Vinda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Boas Vindas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Boas Vinda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Boas Vinda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Boas Vinda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Documentos e Arquivos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Documentos e Arquivos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Documentos e Arquivo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Documentos e Arquivos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Documentos e Arquivo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Documentos e Arquivo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Documentos e Arquivo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Encontros: Aulas Virtuais e Resgate de Aprendizagem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Encontros: Aulas Virtuais e Resgate de Aprendizagem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Encontros: Aulas Virtuais e Resgate de Aprendizagem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Encontros: Aulas Virtuais e Resgate de Aprendizagem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Encontros: Aulas Virtuais e Resgate de Aprendizagem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Encontros: Aulas Virtuais e Resgate de Aprendizagem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Encontros: Aulas Virtuais e Resgate de Aprendizagem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Tutoriais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Tutoriais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Tutoriai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Tutoriais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Tutoriai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Tutoriai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Tutoriai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COORDENAÇÃO GRADUAÇÃO EM CIÊNCIA DA COMPUTAÇÃO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float" office:value="2" calcext:value-type="float">
            <text:p>2</text:p>
          </table:table-cell>
          <table:table-cell table:style-name="ce38" office:value-type="string" calcext:value-type="string">
            <text:p>COORDENAÇÃO GRADUAÇÃO EM CIÊNCIA DA COMPUTAÇÃO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float" office:value="3" calcext:value-type="float">
            <text:p>3</text:p>
          </table:table-cell>
          <table:table-cell table:style-name="ce38" office:value-type="string" calcext:value-type="string">
            <text:p>COORDENAÇÃO GRADUAÇÃO EM CIÊNCIA DA COMPUTAÇÃO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lt;frame&gt; or &lt;iframe&gt; elements do not have a title</text:p>
          </table:table-cell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table:style-name="ce38" office:value-type="string" calcext:value-type="string">
            <text:p>COORDENAÇÃO GRADUAÇÃO EM CIÊNCIA DA COMPUTAÇÃO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style-name="ce38" office:value-type="string" calcext:value-type="string">
            <text:p>COORDENAÇÃO GRADUAÇÃO EM CIÊNCIA DA COMPUTAÇÃO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float" office:value="3" calcext:value-type="float">
            <text:p>3</text:p>
          </table:table-cell>
          <table:table-cell table:style-name="ce38" office:value-type="string" calcext:value-type="string">
            <text:p>COORDENAÇÃO GRADUAÇÃO EM CIÊNCIA DA COMPUTAÇÃO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float" office:value="4" calcext:value-type="float">
            <text:p>4</text:p>
          </table:table-cell>
          <table:table-cell table:style-name="ce38" office:value-type="string" calcext:value-type="string">
            <text:p>COORDENAÇÃO GRADUAÇÃO EM CIÊNCIA DA COMPUTAÇÃO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float" office:value="5" calcext:value-type="float">
            <text:p>5</text:p>
          </table:table-cell>
          <table:table-cell table:style-name="ce38" office:value-type="string" calcext:value-type="string">
            <text:p>COORDENAÇÃO GRADUAÇÃO EM CIÊNCIA DA COMPUTAÇÃO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Atendimento da Coordenação de Curso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Atendimento da Coordenação de Curso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Atendimento da Coordenação de Curso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Atendimento da Coordenação de Curso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Atendimento da Coordenação de Curso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Atendimento da Coordenação de Curso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Atendimento da Coordenação de Curso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Encontros: NDE, Colegiado de Curso, Reunião com Discentes e Monitoria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Encontros: NDE, Colegiado de Curso, Reunião com Discentes e Monitoria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Encontros: NDE, Colegiado de Curso, Reunião com Discentes e Monitoria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Encontros: NDE, Colegiado de Curso, Reunião com Discentes e Monitoria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Encontros: NDE, Colegiado de Curso, Reunião com Discentes e Monitoria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Encontros: NDE, Colegiado de Curso, Reunião com Discentes e Monitoria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Encontros: NDE, Colegiado de Curso, Reunião com Discentes e Monitoria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TCC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TCC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TCC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TCC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TCC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TCC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TCC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Eventos Online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Eventos Online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Eventos Online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Eventos Online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Eventos Online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Eventos Online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Eventos Online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Projeto Egressso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Projeto Egressso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Projeto Egressso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Projeto Egressso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Projeto Egressso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Mobil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utton, link, and menuitem elements do not have accessible names.</text:p>
          </table:table-cell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Projeto Egressso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Projeto Egressso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Projeto Egressso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NAPPA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NAPPA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NAPPA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NAPPA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NAPPA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NAPPA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NAPPA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Teste de Progresso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Teste de Progresso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Teste de Progresso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Teste de Progresso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Teste de Progresso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Teste de Progresso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Teste de Progresso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EVENTOS ONLINE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float" office:value="2" calcext:value-type="float">
            <text:p>2</text:p>
          </table:table-cell>
          <table:table-cell table:style-name="ce38" office:value-type="string" calcext:value-type="string">
            <text:p>EVENTOS ONLINE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float" office:value="5" calcext:value-type="float">
            <text:p>5</text:p>
          </table:table-cell>
          <table:table-cell table:style-name="ce38" office:value-type="string" calcext:value-type="string">
            <text:p>EVENTOS ONLINE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float" office:value="2" calcext:value-type="float">
            <text:p>2</text:p>
          </table:table-cell>
          <table:table-cell table:style-name="ce38" office:value-type="string" calcext:value-type="string">
            <text:p>EVENTOS ONLINE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float" office:value="3" calcext:value-type="float">
            <text:p>3</text:p>
          </table:table-cell>
          <table:table-cell table:style-name="ce38" office:value-type="string" calcext:value-type="string">
            <text:p>EVENTOS ONLINE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float" office:value="4" calcext:value-type="float">
            <text:p>4</text:p>
          </table:table-cell>
          <table:table-cell table:style-name="ce38" office:value-type="string" calcext:value-type="string">
            <text:p>EVENTOS ONLINE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float" office:value="5" calcext:value-type="float">
            <text:p>5</text:p>
          </table:table-cell>
          <table:table-cell table:style-name="ce38" office:value-type="string" calcext:value-type="string">
            <text:p>EVENTOS ONLINE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Direção de Pós-Graduação, Pesquisa e Extensão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Direção de Pós-Graduação, Pesquisa e Extensão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Direção de Pós-Graduação, Pesquisa e Extensão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Direção de Pós-Graduação, Pesquisa e Extensão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Direção de Pós-Graduação, Pesquisa e Extensão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Direção de Pós-Graduação, Pesquisa e Extensão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Direção de Pós-Graduação, Pesquisa e Extensão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CCHS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CCHS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CCH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CCHS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CCH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CCH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CCH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CCS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CCS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CC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CCS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CC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CC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CC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CCT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CCT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CCT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CCT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CCT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CCT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CCT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HCTCO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HCTCO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HCTCO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HCTCO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HCTCO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HCTCO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HCTCO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 table:number-rows-repeated="4"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Última solução diferente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2" table:number-rows-repeated="4">
          <table:table-cell table:number-columns-repeated="7"/>
        </table:table-row>
        <table:table-row table:style-name="ro2">
          <table:table-cell table:number-columns-repeated="6"/>
          <table:table-cell table:style-name="ce27"/>
        </table:table-row>
        <table:table-row table:style-name="ro2" table:number-rows-repeated="68">
          <table:table-cell table:number-columns-repeated="7"/>
        </table:table-row>
        <table:table-row table:style-name="ro2" table:number-rows-repeated="7">
          <table:table-cell table:number-columns-repeated="5"/>
          <table:table-cell table:style-name="Default"/>
          <table:table-cell/>
        </table:table-row>
        <table:table-row table:style-name="ro2" table:number-rows-repeated="1048138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  <table:database-ranges>
        <table:database-range table:name="__Anonymous_Sheet_DB__0" table:target-range-address="'Primeira Versão'.A1:'Primeira Versão'.G601" table:display-filter-buttons="true" table:orientation="column">
          <table:filter>
            <table:filter-and>
              <table:filter-condition table:field-number="5" table:value="13" table:operator="="/>
            </table:filter-and>
          </table:filter>
        </table:database-range>
        <table:database-range table:name="__Anonymous_Sheet_DB__1" table:target-range-address="'Remover Duplicatas'.A1:'Remover Duplicatas'.G149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22P0"/>
    </number:currency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="0.06pt solid #00ae00"/>
      <style:text-properties fo:font-style="normal" style:text-underline-style="none" fo:font-weight="bold"/>
    </style:style>
    <style:style style:name="Result2" style:family="table-cell" style:parent-style-name="Result" style:data-style-name="N122">
      <style:text-properties fo:font-weight="bold"/>
    </style:style>
    <style:style style:name="Heading1" style:family="table-cell" style:parent-style-name="Heading">
      <style:table-cell-properties fo:background-color="#00ae00" fo:border="0.99pt solid #00ae00"/>
      <style:text-properties fo:color="#000000" fo:font-size="10pt"/>
    </style:style>
    <style:style style:name="Background" style:family="table-cell" style:parent-style-name="Default">
      <style:table-cell-properties fo:background-color="#666666"/>
      <style:text-properties fo:color="#3deb3d"/>
    </style:style>
    <style:style style:name="Card" style:family="table-cell" style:parent-style-name="Default">
      <style:table-cell-properties fo:background-color="#000000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color="#00ae00" fo:font-weight="bold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order="0.06pt solid #00ae00" style:shadow="none"/>
      <style:text-properties fo:font-style="italic" fo:font-weight="bold"/>
    </style:style>
    <style:style style:name="Card_20_TL" style:display-name="Card TL" style:family="table-cell" style:parent-style-name="Card">
      <style:table-cell-properties fo:border-bottom="none" fo:border-left="1.11pt double #00ae00" style:border-line-width-left="0.0008in 0.0138in 0.0008in" fo:border-right="none" fo:border-top="1.11pt double #00ae00" style:border-line-width-top="0.0008in 0.0138in 0.0008in"/>
    </style:style>
    <style:style style:name="Card_20_T" style:display-name="Card T" style:family="table-cell" style:parent-style-name="Card">
      <style:table-cell-properties fo:border-bottom="none" fo:border-left="none" fo:border-right="none" fo:border-top="1.11pt double #00ae00" style:border-line-width-top="0.0008in 0.0138in 0.0008in"/>
    </style:style>
    <style:style style:name="Card_20_TR" style:display-name="Card TR" style:family="table-cell" style:parent-style-name="Card">
      <style:table-cell-properties fo:border-bottom="none" fo:border-left="none" fo:border-right="1.11pt double #00ae00" style:border-line-width-right="0.0008in 0.0138in 0.0008in" fo:border-top="1.11pt double #00ae00" style:border-line-width-top="0.0008in 0.0138in 0.0008in"/>
    </style:style>
    <style:style style:name="Card_20_L" style:display-name="Card L" style:family="table-cell" style:parent-style-name="Card">
      <style:table-cell-properties fo:border-bottom="none" fo:border-left="1.11pt double #00ae00" style:border-line-width-left="0.0008in 0.0138in 0.0008in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1.11pt double #00ae00" style:border-line-width-right="0.0008in 0.0138in 0.0008in" fo:border-top="none"/>
    </style:style>
    <style:style style:name="Card_20_B" style:display-name="Card B" style:family="table-cell" style:parent-style-name="Card">
      <style:table-cell-properties fo:border-bottom="1.11pt double #00ae00" style:border-line-width-bottom="0.0008in 0.0138in 0.0008in" fo:border-left="none" fo:border-right="none" fo:border-top="none"/>
    </style:style>
    <style:style style:name="Card_20_BL" style:display-name="Card BL" style:family="table-cell" style:parent-style-name="Card">
      <style:table-cell-properties fo:border-bottom="1.11pt double #00ae00" style:border-line-width-bottom="0.0008in 0.0138in 0.0008in" fo:border-left="1.11pt double #00ae00" style:border-line-width-left="0.0008in 0.0138in 0.0008in" fo:border-right="none" fo:border-top="none"/>
    </style:style>
    <style:style style:name="Card_20_BR" style:display-name="Card BR" style:family="table-cell" style:parent-style-name="Card">
      <style:table-cell-properties fo:border-bottom="1.11pt double #00ae00" style:border-line-width-bottom="0.0008in 0.0138in 0.0008in" fo:border-left="none" fo:border-right="1.11pt double #00ae00" style:border-line-width-right="0.0008in 0.0138in 0.0008in" fo:border-top="none"/>
    </style:style>
    <style:style style:name="Column_20_Header" style:display-name="Column Header" style:family="table-cell" style:parent-style-name="Card">
      <style:table-cell-properties fo:background-color="#00ae00" fo:border="0.06pt solid #00ae00" fo:padding="0.0138in" style:vertical-align="automatic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6">00/00/0000</text:date>, <text:time style:data-style-name="N2" text:time-value="13:36:41.1552179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0.6.2$Linux_X86_64 LibreOffice_project/00$Build-2</meta:generator>
    <dc:date>2021-08-16T13:37:27.155205585</dc:date>
    <meta:editing-duration>PT23H50M55S</meta:editing-duration>
    <meta:editing-cycles>65</meta:editing-cycles>
    <meta:document-statistic meta:table-count="3" meta:cell-count="7735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loext:label-stroke-color="#3465a4" chart:link-data-style-to-source="true" chart:data-label-number="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2.916cm" svg:y="0.316cm" chart:style-name="ch2">
          <text:p>Problemas de acessibilidade classificados por tipo</text:p>
        </chart:title>
        <chart:legend chart:legend-position="end" svg:x="12.573cm" svg:y="3.205cm" style:legend-expansion="high" chart:style-name="ch3"/>
        <chart:plot-area chart:style-name="ch4" table:cell-range-address="'Primeira Versão'.D619:'Primeira Versão'.E623 'Primeira Versão'.E618:'Primeira Versão'.E618" chart:data-source-has-labels="both" svg:x="0.32cm" svg:y="1.275cm" svg:width="11.933cm" svg:height="7.545cm">
          <chart:coordinate-region svg:x="2.686cm" svg:y="1.62cm" svg:width="7.2cm" svg:height="7.2cm"/>
          <chart:axis chart:dimension="x" chart:name="primary-x" chart:style-name="ch5" chartooo:axis-type="auto">
            <chartooo:date-scale/>
            <chart:categories table:cell-range-address="'Primeira Versão'.D619:'Primeira Versão'.D62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rimeira Versão'.E619:'Primeira Versão'.E623" chart:label-cell-address="'Primeira Versão'.E618:'Primeira Versão'.E618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antidade</text:p>
                <draw:g>
                  <svg:desc>'Primeira Versão'.E618:'Primeira Versão'.E6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IA</text:p>
                <draw:g>
                  <svg:desc>'Primeira Versão'.D619:'Primeira Versão'.D623</svg:desc>
                </draw:g>
              </table:table-cell>
              <table:table-cell office:value-type="float" office:value="89">
                <text:p>89</text:p>
                <draw:g>
                  <svg:desc>'Primeira Versão'.E619:'Primeira Versão'.E623</svg:desc>
                </draw:g>
              </table:table-cell>
            </table:table-row>
            <table:table-row>
              <table:table-cell office:value-type="string">
                <text:p>Contrast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Navigation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Names and Label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Tables and lists</text:p>
              </table:table-cell>
              <table:table-cell office:value-type="float" office:value="56">
                <text:p>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loext:label-stroke-color="#3465a4" chart:link-data-style-to-source="true" chart:data-label-number="percentage" chart:data-label-text="false" chart:data-label-symbol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loext:label-stroke-color="#3465a4" chart:link-data-style-to-source="true" chart:data-label-number="percentage" chart:data-label-text="false" chart:data-label-symbol="fals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78cm" svg:height="9.005cm" xlink:href=".." xlink:type="simple" chart:class="chart:bar" chart:style-name="ch1">
        <chart:title svg:x="3.567cm" svg:y="0.316cm" chart:style-name="ch2">
          <text:p>Problemas de acessibilidade por dispositivo</text:p>
        </chart:title>
        <chart:legend chart:legend-position="end" svg:x="13.953cm" svg:y="3.954cm" style:legend-expansion="high" chart:style-name="ch3"/>
        <chart:plot-area chart:style-name="ch4" table:cell-range-address="'Primeira Versão'.D609:'Primeira Versão'.E610" chart:data-source-has-labels="row" svg:x="0.319cm" svg:y="1.275cm" svg:width="13.315cm" svg:height="7.55cm">
          <chart:coordinate-region svg:x="1.126cm" svg:y="1.474cm" svg:width="12.508cm" svg:height="7.15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Primeira Versão'.D610:'Primeira Versão'.D610" chart:label-cell-address="'Primeira Versão'.D609:'Primeira Versão'.D609" chart:class="chart:bar">
            <chart:data-point chart:style-name="ch9"/>
          </chart:series>
          <chart:series chart:style-name="ch10" chart:values-cell-range-address="'Primeira Versão'.E610:'Primeira Versão'.E610" chart:label-cell-address="'Primeira Versão'.E609:'Primeira Versão'.E609" chart:class="chart:bar">
            <chart:data-point chart:style-name="ch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sktop</text:p>
                <draw:g>
                  <svg:desc>'Primeira Versão'.D609:'Primeira Versão'.D609</svg:desc>
                </draw:g>
              </table:table-cell>
              <table:table-cell office:value-type="string">
                <text:p>Mobile</text:p>
                <draw:g>
                  <svg:desc>'Primeira Versão'.E609:'Primeira Versão'.E609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27">
                <text:p>327</text:p>
                <draw:g>
                  <svg:desc>'Primeira Versão'.D610:'Primeira Versão'.D610</svg:desc>
                </draw:g>
              </table:table-cell>
              <table:table-cell office:value-type="float" office:value="273">
                <text:p>273</text:p>
                <draw:g>
                  <svg:desc>'Primeira Versão'.E610:'Primeira Versão'.E610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